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16.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37.25pt"/>
    </style:style>
    <style:style style:name="co25" style:family="table-column">
      <style:table-column-properties fo:break-before="auto" style:column-width="78.75pt"/>
    </style:style>
    <style:style style:name="co26" style:family="table-column">
      <style:table-column-properties fo:break-before="auto" style:column-width="54.74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75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81.01pt"/>
    </style:style>
    <style:style style:name="co39" style:family="table-column">
      <style:table-column-properties fo:break-before="auto" style:column-width="82.49pt"/>
    </style:style>
    <style:style style:name="co40" style:family="table-column">
      <style:table-column-properties fo:break-before="auto" style:column-width="63.75pt"/>
    </style:style>
    <style:style style:name="co41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none" style:print-content="true" fo:padding="2.01pt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10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cell-protect="none" style:print-content="true" fo:padding="2.01pt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34" style:family="table-cell" style:parent-style-name="Default" style:data-style-name="N10121">
      <style:table-cell-properties style:cell-protect="none" style:print-content="true" fo:padding="2.01pt"/>
    </style:style>
    <style:style style:name="ce35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fo:padding="2.01pt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/>
    </style:style>
    <style:style style:name="ce45" style:family="table-cell" style:parent-style-name="Default" style:data-style-name="N0">
      <style:table-cell-properties fo:background-color="#ffff00" style:cell-protect="protected" style:print-content="true"/>
    </style:style>
    <style:style style:name="ce46" style:family="table-cell" style:parent-style-name="Default" style:data-style-name="N1">
      <style:table-cell-properties style:cell-protect="none" style:print-content="true" fo:background-color="transparent" fo:padding="2.01pt"/>
    </style:style>
    <style:style style:name="ce47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2.01pt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2" style:family="table-cell" style:parent-style-name="Default" style:data-style-name="N100"/>
    <style:style style:name="ce52" style:family="table-cell" style:parent-style-name="Default">
      <style:table-cell-properties style:cell-protect="none" style:print-content="true" fo:background-color="transparent" fo:padding="2.01pt"/>
    </style:style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60" style:family="table-cell" style:parent-style-name="Default" style:data-style-name="N100">
      <style:table-cell-properties style:cell-protect="none" style:print-content="true" fo:padding="2.01p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ff" draw:auto-grow-height="true" draw:auto-grow-width="false" fo:min-height="54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ff" draw:auto-grow-height="true" draw:auto-grow-width="false" fo:min-height="250.0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ff" draw:auto-grow-height="true" draw:auto-grow-width="false" fo:min-height="175.8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ff" draw:auto-grow-height="true" draw:auto-grow-width="false" fo:min-height="176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0" table:row="1" table:table="0"/>
          <office:change-info>
            <dc:creator> </dc:creator>
            <dc:date>2020-09-06T12:13:01.067000000</dc:date>
          </office:change-info>
          <table:previous>
            <table:change-track-table-cell office:value-type="string">
              <text:p>Ethics and Engineering for Aerospace Engineering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20-09-06T12:13:01.068000000</dc:date>
          </office:change-info>
          <table:previous>
            <table:change-track-table-cell office:value-type="string">
              <text:p>WM0324LR</text:p>
            </table:change-track-table-cell>
          </table:previous>
        </table:cell-content-change>
        <table:cell-content-change table:id="ct3">
          <table:cell-address table:column="2" table:row="1" table:table="0"/>
          <office:change-info>
            <dc:creator> </dc:creator>
            <dc:date>2020-09-06T12:13:01.069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4">
          <table:cell-address table:column="0" table:row="1" table:table="1"/>
          <office:change-info>
            <dc:creator> </dc:creator>
            <dc:date>2020-09-06T12:13:13.916000000</dc:date>
          </office:change-info>
          <table:previous>
            <table:change-track-table-cell office:value-type="float" office:value="2"/>
          </table:previous>
        </table:cell-content-change>
        <table:cell-content-change table:id="ct5">
          <table:cell-address table:column="0" table:row="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5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6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7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8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9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10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1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1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5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6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7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8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9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10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11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2" table:row="1" table:table="1"/>
          <office:change-info>
            <dc:creator> </dc:creator>
            <dc:date>2020-09-06T12:13:13.916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32">
          <table:cell-address table:column="2" table:row="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2" table:row="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2" table:row="5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2" table:row="6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7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8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9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2" table:row="11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1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1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5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6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7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8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9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10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11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12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13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14" table:table="1"/>
          <office:change-info>
            <dc:creator> </dc:creator>
            <dc:date>2020-09-06T12:13:13.916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1" table:table="1"/>
          <office:change-info>
            <dc:creator> </dc:creator>
            <dc:date>2020-09-06T12:13:13.917000000</dc:date>
          </office:change-info>
          <table:previous>
            <table:change-track-table-cell office:value-type="date" office:date-value="2020-01-20"/>
          </table:previous>
        </table:cell-content-change>
        <table:cell-content-change table:id="ct59">
          <table:cell-address table:column="4" table:row="2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4" table:row="3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4" table:row="4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5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6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7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8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4" table:row="9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4" table:row="10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4" table:row="11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12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13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4" table:row="14" table:table="1"/>
          <office:change-info>
            <dc:creator> </dc:creator>
            <dc:date>2020-09-06T12:13:13.917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0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0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4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4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4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5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5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5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5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6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7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7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7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7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8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8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8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8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8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1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9" table:row="2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9" table:row="3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10">
          <table:cell-address table:column="9" table:row="4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11">
          <table:cell-address table:column="9" table:row="5" table:table="2"/>
          <office:change-info>
            <dc:creator> </dc:creator>
            <dc:date>2020-09-06T12:14:24.656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2" table:row="5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"/>
          </table:previous>
        </table:cell-content-change>
        <table:cell-content-change table:id="ct113">
          <table:cell-address table:column="2" table:row="9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3"/>
          </table:previous>
        </table:cell-content-change>
        <table:cell-content-change table:id="ct114">
          <table:cell-address table:column="2" table:row="10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3"/>
          </table:previous>
        </table:cell-content-change>
        <table:cell-content-change table:id="ct115">
          <table:cell-address table:column="3" table:row="1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1-22"/>
          </table:previous>
        </table:cell-content-change>
        <table:cell-content-change table:id="ct116">
          <table:cell-address table:column="3" table:row="2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1-22"/>
          </table:previous>
        </table:cell-content-change>
        <table:cell-content-change table:id="ct117">
          <table:cell-address table:column="3" table:row="3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1-22"/>
          </table:previous>
        </table:cell-content-change>
        <table:cell-content-change table:id="ct118">
          <table:cell-address table:column="3" table:row="4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1-22"/>
          </table:previous>
        </table:cell-content-change>
        <table:cell-content-change table:id="ct119">
          <table:cell-address table:column="3" table:row="5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6-01"/>
          </table:previous>
        </table:cell-content-change>
        <table:cell-content-change table:id="ct120">
          <table:cell-address table:column="3" table:row="6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6-01"/>
          </table:previous>
        </table:cell-content-change>
        <table:cell-content-change table:id="ct121">
          <table:cell-address table:column="3" table:row="7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6-01"/>
          </table:previous>
        </table:cell-content-change>
        <table:cell-content-change table:id="ct122">
          <table:cell-address table:column="3" table:row="8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07-06-01"/>
          </table:previous>
        </table:cell-content-change>
        <table:cell-content-change table:id="ct123">
          <table:cell-address table:column="3" table:row="9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12-06-29"/>
          </table:previous>
        </table:cell-content-change>
        <table:cell-content-change table:id="ct124">
          <table:cell-address table:column="3" table:row="10" table:table="3"/>
          <office:change-info>
            <dc:creator> </dc:creator>
            <dc:date>2020-09-06T12:15:03.777000000</dc:date>
          </office:change-info>
          <table:previous>
            <table:change-track-table-cell office:value-type="date" office:date-value="2012-06-29"/>
          </table:previous>
        </table:cell-content-change>
        <table:cell-content-change table:id="ct125">
          <table:cell-address table:column="4" table:row="1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26">
          <table:cell-address table:column="4" table:row="2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27">
          <table:cell-address table:column="4" table:row="3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28">
          <table:cell-address table:column="4" table:row="4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29">
          <table:cell-address table:column="4" table:row="5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30">
          <table:cell-address table:column="4" table:row="6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31">
          <table:cell-address table:column="4" table:row="7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32">
          <table:cell-address table:column="4" table:row="8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33">
          <table:cell-address table:column="4" table:row="9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34">
          <table:cell-address table:column="4" table:row="10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35">
          <table:cell-address table:column="5" table:row="5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1"/>
          </table:previous>
        </table:cell-content-change>
        <table:cell-content-change table:id="ct136">
          <table:cell-address table:column="5" table:row="6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"/>
          </table:previous>
        </table:cell-content-change>
        <table:cell-content-change table:id="ct137">
          <table:cell-address table:column="5" table:row="7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3"/>
          </table:previous>
        </table:cell-content-change>
        <table:cell-content-change table:id="ct138">
          <table:cell-address table:column="5" table:row="8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4"/>
          </table:previous>
        </table:cell-content-change>
        <table:cell-content-change table:id="ct139">
          <table:cell-address table:column="5" table:row="9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1"/>
          </table:previous>
        </table:cell-content-change>
        <table:cell-content-change table:id="ct140">
          <table:cell-address table:column="5" table:row="10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"/>
          </table:previous>
        </table:cell-content-change>
        <table:cell-content-change table:id="ct141">
          <table:cell-address table:column="6" table:row="1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2">
          <table:cell-address table:column="6" table:row="2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3">
          <table:cell-address table:column="6" table:row="3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4">
          <table:cell-address table:column="6" table:row="4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5">
          <table:cell-address table:column="6" table:row="5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6">
          <table:cell-address table:column="6" table:row="6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7">
          <table:cell-address table:column="6" table:row="7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8">
          <table:cell-address table:column="6" table:row="8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49">
          <table:cell-address table:column="6" table:row="9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50">
          <table:cell-address table:column="6" table:row="10" table:table="3"/>
          <office:change-info>
            <dc:creator> </dc:creator>
            <dc:date>2020-09-06T12:15:03.777000000</dc:date>
          </office:change-info>
          <table:previous>
            <table:change-track-table-cell office:value-type="float" office:value="25"/>
          </table:previous>
        </table:cell-content-change>
        <table:cell-content-change table:id="ct151">
          <table:cell-address table:column="7" table:row="1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152">
          <table:cell-address table:column="7" table:row="2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153">
          <table:cell-address table:column="7" table:row="3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154">
          <table:cell-address table:column="7" table:row="4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155">
          <table:cell-address table:column="7" table:row="5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156">
          <table:cell-address table:column="7" table:row="6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157">
          <table:cell-address table:column="7" table:row="7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158">
          <table:cell-address table:column="7" table:row="8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159">
          <table:cell-address table:column="7" table:row="9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160">
          <table:cell-address table:column="7" table:row="10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161">
          <table:cell-address table:column="8" table:row="1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2">
          <table:cell-address table:column="8" table:row="2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3">
          <table:cell-address table:column="8" table:row="3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4">
          <table:cell-address table:column="8" table:row="4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5">
          <table:cell-address table:column="8" table:row="5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6">
          <table:cell-address table:column="8" table:row="6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7">
          <table:cell-address table:column="8" table:row="7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8">
          <table:cell-address table:column="8" table:row="8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69">
          <table:cell-address table:column="8" table:row="9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70">
          <table:cell-address table:column="8" table:row="10" table:table="3"/>
          <office:change-info>
            <dc:creator> </dc:creator>
            <dc:date>2020-09-06T12:15:03.77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71">
          <table:cell-address table:column="1" table:row="11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2">
          <table:cell-address table:column="1" table:row="12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3">
          <table:cell-address table:column="1" table:row="13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4">
          <table:cell-address table:column="1" table:row="14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5">
          <table:cell-address table:column="1" table:row="15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6">
          <table:cell-address table:column="1" table:row="16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7">
          <table:cell-address table:column="1" table:row="17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8">
          <table:cell-address table:column="1" table:row="18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9">
          <table:cell-address table:column="1" table:row="19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0">
          <table:cell-address table:column="1" table:row="20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1">
          <table:cell-address table:column="1" table:row="21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2">
          <table:cell-address table:column="1" table:row="22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3">
          <table:cell-address table:column="1" table:row="23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4">
          <table:cell-address table:column="1" table:row="24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5">
          <table:cell-address table:column="1" table:row="25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6">
          <table:cell-address table:column="1" table:row="26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7">
          <table:cell-address table:column="1" table:row="27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8">
          <table:cell-address table:column="1" table:row="28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9">
          <table:cell-address table:column="1" table:row="29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0">
          <table:cell-address table:column="1" table:row="30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1">
          <table:cell-address table:column="1" table:row="31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2">
          <table:cell-address table:column="1" table:row="32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3">
          <table:cell-address table:column="1" table:row="33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4">
          <table:cell-address table:column="1" table:row="34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5">
          <table:cell-address table:column="1" table:row="35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6">
          <table:cell-address table:column="1" table:row="36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97">
          <table:cell-address table:column="1" table:row="37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98">
          <table:cell-address table:column="1" table:row="38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99">
          <table:cell-address table:column="1" table:row="39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00">
          <table:cell-address table:column="1" table:row="40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01">
          <table:cell-address table:column="1" table:row="41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02">
          <table:cell-address table:column="1" table:row="42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03">
          <table:cell-address table:column="1" table:row="43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04">
          <table:cell-address table:column="1" table:row="44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05">
          <table:cell-address table:column="1" table:row="45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206">
          <table:cell-address table:column="1" table:row="46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07">
          <table:cell-address table:column="1" table:row="47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08">
          <table:cell-address table:column="1" table:row="48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09">
          <table:cell-address table:column="1" table:row="49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10">
          <table:cell-address table:column="1" table:row="50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11">
          <table:cell-address table:column="1" table:row="51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212">
          <table:cell-address table:column="1" table:row="52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3">
          <table:cell-address table:column="1" table:row="53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4">
          <table:cell-address table:column="1" table:row="54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5">
          <table:cell-address table:column="1" table:row="55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6">
          <table:cell-address table:column="1" table:row="56" table:table="3"/>
          <office:change-info>
            <dc:creator> </dc:creator>
            <dc:date>2020-09-06T12:15:12.56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7">
          <table:cell-address table:column="2" table:row="11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3"/>
          </table:previous>
        </table:cell-content-change>
        <table:cell-content-change table:id="ct218">
          <table:cell-address table:column="2" table:row="12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3"/>
          </table:previous>
        </table:cell-content-change>
        <table:cell-content-change table:id="ct219">
          <table:cell-address table:column="2" table:row="13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4"/>
          </table:previous>
        </table:cell-content-change>
        <table:cell-content-change table:id="ct220">
          <table:cell-address table:column="2" table:row="14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4"/>
          </table:previous>
        </table:cell-content-change>
        <table:cell-content-change table:id="ct221">
          <table:cell-address table:column="2" table:row="15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4"/>
          </table:previous>
        </table:cell-content-change>
        <table:cell-content-change table:id="ct222">
          <table:cell-address table:column="2" table:row="16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4"/>
          </table:previous>
        </table:cell-content-change>
        <table:cell-content-change table:id="ct223">
          <table:cell-address table:column="2" table:row="17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5"/>
          </table:previous>
        </table:cell-content-change>
        <table:cell-content-change table:id="ct224">
          <table:cell-address table:column="2" table:row="18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5"/>
          </table:previous>
        </table:cell-content-change>
        <table:cell-content-change table:id="ct225">
          <table:cell-address table:column="2" table:row="19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5"/>
          </table:previous>
        </table:cell-content-change>
        <table:cell-content-change table:id="ct226">
          <table:cell-address table:column="2" table:row="20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5"/>
          </table:previous>
        </table:cell-content-change>
        <table:cell-content-change table:id="ct227">
          <table:cell-address table:column="2" table:row="21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6"/>
          </table:previous>
        </table:cell-content-change>
        <table:cell-content-change table:id="ct228">
          <table:cell-address table:column="2" table:row="22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6"/>
          </table:previous>
        </table:cell-content-change>
        <table:cell-content-change table:id="ct229">
          <table:cell-address table:column="2" table:row="23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6"/>
          </table:previous>
        </table:cell-content-change>
        <table:cell-content-change table:id="ct230">
          <table:cell-address table:column="2" table:row="24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6"/>
          </table:previous>
        </table:cell-content-change>
        <table:cell-content-change table:id="ct231">
          <table:cell-address table:column="2" table:row="25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6"/>
          </table:previous>
        </table:cell-content-change>
        <table:cell-content-change table:id="ct232">
          <table:cell-address table:column="2" table:row="26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7"/>
          </table:previous>
        </table:cell-content-change>
        <table:cell-content-change table:id="ct233">
          <table:cell-address table:column="2" table:row="27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7"/>
          </table:previous>
        </table:cell-content-change>
        <table:cell-content-change table:id="ct234">
          <table:cell-address table:column="2" table:row="28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7"/>
          </table:previous>
        </table:cell-content-change>
        <table:cell-content-change table:id="ct235">
          <table:cell-address table:column="2" table:row="29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7"/>
          </table:previous>
        </table:cell-content-change>
        <table:cell-content-change table:id="ct236">
          <table:cell-address table:column="2" table:row="30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7"/>
          </table:previous>
        </table:cell-content-change>
        <table:cell-content-change table:id="ct237">
          <table:cell-address table:column="2" table:row="31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8"/>
          </table:previous>
        </table:cell-content-change>
        <table:cell-content-change table:id="ct238">
          <table:cell-address table:column="2" table:row="32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8"/>
          </table:previous>
        </table:cell-content-change>
        <table:cell-content-change table:id="ct239">
          <table:cell-address table:column="2" table:row="33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8"/>
          </table:previous>
        </table:cell-content-change>
        <table:cell-content-change table:id="ct240">
          <table:cell-address table:column="2" table:row="34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8"/>
          </table:previous>
        </table:cell-content-change>
        <table:cell-content-change table:id="ct241">
          <table:cell-address table:column="2" table:row="35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8"/>
          </table:previous>
        </table:cell-content-change>
        <table:cell-content-change table:id="ct242">
          <table:cell-address table:column="2" table:row="36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43">
          <table:cell-address table:column="2" table:row="37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44">
          <table:cell-address table:column="2" table:row="38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45">
          <table:cell-address table:column="2" table:row="39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46">
          <table:cell-address table:column="2" table:row="40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47">
          <table:cell-address table:column="2" table:row="41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48">
          <table:cell-address table:column="2" table:row="42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49">
          <table:cell-address table:column="2" table:row="43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50">
          <table:cell-address table:column="2" table:row="44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51">
          <table:cell-address table:column="2" table:row="45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52">
          <table:cell-address table:column="2" table:row="46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53">
          <table:cell-address table:column="2" table:row="47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54">
          <table:cell-address table:column="2" table:row="48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55">
          <table:cell-address table:column="2" table:row="49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56">
          <table:cell-address table:column="2" table:row="50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57">
          <table:cell-address table:column="2" table:row="51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9"/>
          </table:previous>
        </table:cell-content-change>
        <table:cell-content-change table:id="ct258">
          <table:cell-address table:column="2" table:row="52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59">
          <table:cell-address table:column="2" table:row="53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60">
          <table:cell-address table:column="2" table:row="54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61">
          <table:cell-address table:column="2" table:row="55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62">
          <table:cell-address table:column="2" table:row="56" table:table="3"/>
          <office:change-info>
            <dc:creator> </dc:creator>
            <dc:date>2020-09-06T12:15:12.562000000</dc:date>
          </office:change-info>
          <table:previous>
            <table:change-track-table-cell office:value-type="float" office:value="10"/>
          </table:previous>
        </table:cell-content-change>
        <table:cell-content-change table:id="ct263">
          <table:cell-address table:column="3" table:row="11" table:table="3"/>
          <office:change-info>
            <dc:creator> </dc:creator>
            <dc:date>2020-09-06T12:15:12.562000000</dc:date>
          </office:change-info>
          <table:previous>
            <table:change-track-table-cell office:value-type="date" office:date-value="2012-06-29"/>
          </table:previous>
        </table:cell-content-change>
        <table:cell-content-change table:id="ct264">
          <table:cell-address table:column="3" table:row="12" table:table="3"/>
          <office:change-info>
            <dc:creator> </dc:creator>
            <dc:date>2020-09-06T12:15:12.562000000</dc:date>
          </office:change-info>
          <table:previous>
            <table:change-track-table-cell office:value-type="date" office:date-value="2012-06-29"/>
          </table:previous>
        </table:cell-content-change>
        <table:cell-content-change table:id="ct265">
          <table:cell-address table:column="3" table:row="13" table:table="3"/>
          <office:change-info>
            <dc:creator> </dc:creator>
            <dc:date>2020-09-06T12:15:12.562000000</dc:date>
          </office:change-info>
          <table:previous>
            <table:change-track-table-cell office:value-type="date" office:date-value="2012-08-31"/>
          </table:previous>
        </table:cell-content-change>
        <table:cell-content-change table:id="ct266">
          <table:cell-address table:column="3" table:row="14" table:table="3"/>
          <office:change-info>
            <dc:creator> </dc:creator>
            <dc:date>2020-09-06T12:15:12.562000000</dc:date>
          </office:change-info>
          <table:previous>
            <table:change-track-table-cell office:value-type="date" office:date-value="2012-08-31"/>
          </table:previous>
        </table:cell-content-change>
        <table:cell-content-change table:id="ct267">
          <table:cell-address table:column="3" table:row="15" table:table="3"/>
          <office:change-info>
            <dc:creator> </dc:creator>
            <dc:date>2020-09-06T12:15:12.562000000</dc:date>
          </office:change-info>
          <table:previous>
            <table:change-track-table-cell office:value-type="date" office:date-value="2012-08-31"/>
          </table:previous>
        </table:cell-content-change>
        <table:cell-content-change table:id="ct268">
          <table:cell-address table:column="3" table:row="16" table:table="3"/>
          <office:change-info>
            <dc:creator> </dc:creator>
            <dc:date>2020-09-06T12:15:12.562000000</dc:date>
          </office:change-info>
          <table:previous>
            <table:change-track-table-cell office:value-type="date" office:date-value="2012-08-31"/>
          </table:previous>
        </table:cell-content-change>
        <table:cell-content-change table:id="ct269">
          <table:cell-address table:column="3" table:row="17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3-04-19"/>
          </table:previous>
        </table:cell-content-change>
        <table:cell-content-change table:id="ct270">
          <table:cell-address table:column="3" table:row="18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3-04-19"/>
          </table:previous>
        </table:cell-content-change>
        <table:cell-content-change table:id="ct271">
          <table:cell-address table:column="3" table:row="19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3-04-19"/>
          </table:previous>
        </table:cell-content-change>
        <table:cell-content-change table:id="ct272">
          <table:cell-address table:column="3" table:row="20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3-04-19"/>
          </table:previous>
        </table:cell-content-change>
        <table:cell-content-change table:id="ct273">
          <table:cell-address table:column="3" table:row="21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4-04-11"/>
          </table:previous>
        </table:cell-content-change>
        <table:cell-content-change table:id="ct274">
          <table:cell-address table:column="3" table:row="22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4-04-11"/>
          </table:previous>
        </table:cell-content-change>
        <table:cell-content-change table:id="ct275">
          <table:cell-address table:column="3" table:row="23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4-04-11"/>
          </table:previous>
        </table:cell-content-change>
        <table:cell-content-change table:id="ct276">
          <table:cell-address table:column="3" table:row="24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4-04-11"/>
          </table:previous>
        </table:cell-content-change>
        <table:cell-content-change table:id="ct277">
          <table:cell-address table:column="3" table:row="25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4-04-11"/>
          </table:previous>
        </table:cell-content-change>
        <table:cell-content-change table:id="ct278">
          <table:cell-address table:column="3" table:row="26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7-02"/>
          </table:previous>
        </table:cell-content-change>
        <table:cell-content-change table:id="ct279">
          <table:cell-address table:column="3" table:row="27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7-02"/>
          </table:previous>
        </table:cell-content-change>
        <table:cell-content-change table:id="ct280">
          <table:cell-address table:column="3" table:row="28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7-02"/>
          </table:previous>
        </table:cell-content-change>
        <table:cell-content-change table:id="ct281">
          <table:cell-address table:column="3" table:row="29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7-02"/>
          </table:previous>
        </table:cell-content-change>
        <table:cell-content-change table:id="ct282">
          <table:cell-address table:column="3" table:row="30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7-02"/>
          </table:previous>
        </table:cell-content-change>
        <table:cell-content-change table:id="ct283">
          <table:cell-address table:column="3" table:row="31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4-10"/>
          </table:previous>
        </table:cell-content-change>
        <table:cell-content-change table:id="ct284">
          <table:cell-address table:column="3" table:row="32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4-10"/>
          </table:previous>
        </table:cell-content-change>
        <table:cell-content-change table:id="ct285">
          <table:cell-address table:column="3" table:row="33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4-10"/>
          </table:previous>
        </table:cell-content-change>
        <table:cell-content-change table:id="ct286">
          <table:cell-address table:column="3" table:row="34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4-10"/>
          </table:previous>
        </table:cell-content-change>
        <table:cell-content-change table:id="ct287">
          <table:cell-address table:column="3" table:row="35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5-04-10"/>
          </table:previous>
        </table:cell-content-change>
        <table:cell-content-change table:id="ct288">
          <table:cell-address table:column="3" table:row="36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89">
          <table:cell-address table:column="3" table:row="37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90">
          <table:cell-address table:column="3" table:row="38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91">
          <table:cell-address table:column="3" table:row="39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92">
          <table:cell-address table:column="3" table:row="40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93">
          <table:cell-address table:column="3" table:row="41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94">
          <table:cell-address table:column="3" table:row="42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95">
          <table:cell-address table:column="3" table:row="43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96">
          <table:cell-address table:column="3" table:row="44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97">
          <table:cell-address table:column="3" table:row="45" table:table="3"/>
          <office:change-info>
            <dc:creator> </dc:creator>
            <dc:date>2020-09-06T12:15:12.56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98">
          <table:cell-address table:column="3" table:row="46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8-01-26"/>
          </table:previous>
        </table:cell-content-change>
        <table:cell-content-change table:id="ct299">
          <table:cell-address table:column="3" table:row="47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8-01-26"/>
          </table:previous>
        </table:cell-content-change>
        <table:cell-content-change table:id="ct300">
          <table:cell-address table:column="3" table:row="48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8-01-26"/>
          </table:previous>
        </table:cell-content-change>
        <table:cell-content-change table:id="ct301">
          <table:cell-address table:column="3" table:row="49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8-01-26"/>
          </table:previous>
        </table:cell-content-change>
        <table:cell-content-change table:id="ct302">
          <table:cell-address table:column="3" table:row="50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8-01-26"/>
          </table:previous>
        </table:cell-content-change>
        <table:cell-content-change table:id="ct303">
          <table:cell-address table:column="3" table:row="51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8-01-26"/>
          </table:previous>
        </table:cell-content-change>
        <table:cell-content-change table:id="ct304">
          <table:cell-address table:column="3" table:row="52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2-01-01"/>
          </table:previous>
        </table:cell-content-change>
        <table:cell-content-change table:id="ct305">
          <table:cell-address table:column="3" table:row="53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2-01-01"/>
          </table:previous>
        </table:cell-content-change>
        <table:cell-content-change table:id="ct306">
          <table:cell-address table:column="3" table:row="54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2-01-01"/>
          </table:previous>
        </table:cell-content-change>
        <table:cell-content-change table:id="ct307">
          <table:cell-address table:column="3" table:row="55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2-01-01"/>
          </table:previous>
        </table:cell-content-change>
        <table:cell-content-change table:id="ct308">
          <table:cell-address table:column="3" table:row="56" table:table="3"/>
          <office:change-info>
            <dc:creator> </dc:creator>
            <dc:date>2020-09-06T12:15:12.563000000</dc:date>
          </office:change-info>
          <table:previous>
            <table:change-track-table-cell office:value-type="date" office:date-value="2012-01-01"/>
          </table:previous>
        </table:cell-content-change>
        <table:cell-content-change table:id="ct309">
          <table:cell-address table:column="4" table:row="1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0">
          <table:cell-address table:column="4" table:row="1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1">
          <table:cell-address table:column="4" table:row="1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2">
          <table:cell-address table:column="4" table:row="1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3">
          <table:cell-address table:column="4" table:row="15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4">
          <table:cell-address table:column="4" table:row="16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5">
          <table:cell-address table:column="4" table:row="17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6">
          <table:cell-address table:column="4" table:row="18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7">
          <table:cell-address table:column="4" table:row="19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8">
          <table:cell-address table:column="4" table:row="20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19">
          <table:cell-address table:column="4" table:row="2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0">
          <table:cell-address table:column="4" table:row="2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1">
          <table:cell-address table:column="4" table:row="2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2">
          <table:cell-address table:column="4" table:row="2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3">
          <table:cell-address table:column="4" table:row="25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4">
          <table:cell-address table:column="4" table:row="26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5">
          <table:cell-address table:column="4" table:row="27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6">
          <table:cell-address table:column="4" table:row="28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7">
          <table:cell-address table:column="4" table:row="29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8">
          <table:cell-address table:column="4" table:row="30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29">
          <table:cell-address table:column="4" table:row="3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0">
          <table:cell-address table:column="4" table:row="3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1">
          <table:cell-address table:column="4" table:row="3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2">
          <table:cell-address table:column="4" table:row="3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3">
          <table:cell-address table:column="4" table:row="35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4">
          <table:cell-address table:column="4" table:row="36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5">
          <table:cell-address table:column="4" table:row="37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6">
          <table:cell-address table:column="4" table:row="38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7">
          <table:cell-address table:column="4" table:row="39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8">
          <table:cell-address table:column="4" table:row="40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39">
          <table:cell-address table:column="4" table:row="4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40">
          <table:cell-address table:column="4" table:row="4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41">
          <table:cell-address table:column="4" table:row="4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42">
          <table:cell-address table:column="4" table:row="4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43">
          <table:cell-address table:column="4" table:row="45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44">
          <table:cell-address table:column="4" table:row="46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6"/>
          </table:previous>
        </table:cell-content-change>
        <table:cell-content-change table:id="ct345">
          <table:cell-address table:column="4" table:row="47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6"/>
          </table:previous>
        </table:cell-content-change>
        <table:cell-content-change table:id="ct346">
          <table:cell-address table:column="4" table:row="48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6"/>
          </table:previous>
        </table:cell-content-change>
        <table:cell-content-change table:id="ct347">
          <table:cell-address table:column="4" table:row="49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6"/>
          </table:previous>
        </table:cell-content-change>
        <table:cell-content-change table:id="ct348">
          <table:cell-address table:column="4" table:row="50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6"/>
          </table:previous>
        </table:cell-content-change>
        <table:cell-content-change table:id="ct349">
          <table:cell-address table:column="4" table:row="5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6"/>
          </table:previous>
        </table:cell-content-change>
        <table:cell-content-change table:id="ct350">
          <table:cell-address table:column="4" table:row="5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51">
          <table:cell-address table:column="4" table:row="5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52">
          <table:cell-address table:column="4" table:row="5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53">
          <table:cell-address table:column="4" table:row="55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54">
          <table:cell-address table:column="4" table:row="56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55">
          <table:cell-address table:column="5" table:row="1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3"/>
          </table:previous>
        </table:cell-content-change>
        <table:cell-content-change table:id="ct356">
          <table:cell-address table:column="5" table:row="1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57">
          <table:cell-address table:column="5" table:row="1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1"/>
          </table:previous>
        </table:cell-content-change>
        <table:cell-content-change table:id="ct358">
          <table:cell-address table:column="5" table:row="1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2"/>
          </table:previous>
        </table:cell-content-change>
        <table:cell-content-change table:id="ct359">
          <table:cell-address table:column="5" table:row="15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3"/>
          </table:previous>
        </table:cell-content-change>
        <table:cell-content-change table:id="ct360">
          <table:cell-address table:column="5" table:row="16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61">
          <table:cell-address table:column="5" table:row="17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1"/>
          </table:previous>
        </table:cell-content-change>
        <table:cell-content-change table:id="ct362">
          <table:cell-address table:column="5" table:row="18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2"/>
          </table:previous>
        </table:cell-content-change>
        <table:cell-content-change table:id="ct363">
          <table:cell-address table:column="5" table:row="19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3"/>
          </table:previous>
        </table:cell-content-change>
        <table:cell-content-change table:id="ct364">
          <table:cell-address table:column="5" table:row="20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65">
          <table:cell-address table:column="5" table:row="2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1"/>
          </table:previous>
        </table:cell-content-change>
        <table:cell-content-change table:id="ct366">
          <table:cell-address table:column="5" table:row="2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2"/>
          </table:previous>
        </table:cell-content-change>
        <table:cell-content-change table:id="ct367">
          <table:cell-address table:column="5" table:row="2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3"/>
          </table:previous>
        </table:cell-content-change>
        <table:cell-content-change table:id="ct368">
          <table:cell-address table:column="5" table:row="2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69">
          <table:cell-address table:column="5" table:row="25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70">
          <table:cell-address table:column="5" table:row="26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1"/>
          </table:previous>
        </table:cell-content-change>
        <table:cell-content-change table:id="ct371">
          <table:cell-address table:column="5" table:row="27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2"/>
          </table:previous>
        </table:cell-content-change>
        <table:cell-content-change table:id="ct372">
          <table:cell-address table:column="5" table:row="28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3"/>
          </table:previous>
        </table:cell-content-change>
        <table:cell-content-change table:id="ct373">
          <table:cell-address table:column="5" table:row="29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74">
          <table:cell-address table:column="5" table:row="30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5"/>
          </table:previous>
        </table:cell-content-change>
        <table:cell-content-change table:id="ct375">
          <table:cell-address table:column="5" table:row="31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1"/>
          </table:previous>
        </table:cell-content-change>
        <table:cell-content-change table:id="ct376">
          <table:cell-address table:column="5" table:row="32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2"/>
          </table:previous>
        </table:cell-content-change>
        <table:cell-content-change table:id="ct377">
          <table:cell-address table:column="5" table:row="33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3"/>
          </table:previous>
        </table:cell-content-change>
        <table:cell-content-change table:id="ct378">
          <table:cell-address table:column="5" table:row="34" table:table="3"/>
          <office:change-info>
            <dc:creator> </dc:creator>
            <dc:date>2020-09-06T12:15:12.563000000</dc:date>
          </office:change-info>
          <table:previous>
            <table:change-track-table-cell office:value-type="float" office:value="4"/>
          </table:previous>
        </table:cell-content-change>
        <table:cell-content-change table:id="ct379">
          <table:cell-address table:column="5" table:row="3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5"/>
          </table:previous>
        </table:cell-content-change>
        <table:cell-content-change table:id="ct380">
          <table:cell-address table:column="5" table:row="3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"/>
          </table:previous>
        </table:cell-content-change>
        <table:cell-content-change table:id="ct381">
          <table:cell-address table:column="5" table:row="37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"/>
          </table:previous>
        </table:cell-content-change>
        <table:cell-content-change table:id="ct382">
          <table:cell-address table:column="5" table:row="38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3"/>
          </table:previous>
        </table:cell-content-change>
        <table:cell-content-change table:id="ct383">
          <table:cell-address table:column="5" table:row="39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4"/>
          </table:previous>
        </table:cell-content-change>
        <table:cell-content-change table:id="ct384">
          <table:cell-address table:column="5" table:row="40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5"/>
          </table:previous>
        </table:cell-content-change>
        <table:cell-content-change table:id="ct385">
          <table:cell-address table:column="5" table:row="41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"/>
          </table:previous>
        </table:cell-content-change>
        <table:cell-content-change table:id="ct386">
          <table:cell-address table:column="5" table:row="42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"/>
          </table:previous>
        </table:cell-content-change>
        <table:cell-content-change table:id="ct387">
          <table:cell-address table:column="5" table:row="43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3"/>
          </table:previous>
        </table:cell-content-change>
        <table:cell-content-change table:id="ct388">
          <table:cell-address table:column="5" table:row="44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4"/>
          </table:previous>
        </table:cell-content-change>
        <table:cell-content-change table:id="ct389">
          <table:cell-address table:column="5" table:row="4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5"/>
          </table:previous>
        </table:cell-content-change>
        <table:cell-content-change table:id="ct390">
          <table:cell-address table:column="5" table:row="4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"/>
          </table:previous>
        </table:cell-content-change>
        <table:cell-content-change table:id="ct391">
          <table:cell-address table:column="5" table:row="47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"/>
          </table:previous>
        </table:cell-content-change>
        <table:cell-content-change table:id="ct392">
          <table:cell-address table:column="5" table:row="48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3"/>
          </table:previous>
        </table:cell-content-change>
        <table:cell-content-change table:id="ct393">
          <table:cell-address table:column="5" table:row="49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4"/>
          </table:previous>
        </table:cell-content-change>
        <table:cell-content-change table:id="ct394">
          <table:cell-address table:column="5" table:row="50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5"/>
          </table:previous>
        </table:cell-content-change>
        <table:cell-content-change table:id="ct395">
          <table:cell-address table:column="5" table:row="51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6"/>
          </table:previous>
        </table:cell-content-change>
        <table:cell-content-change table:id="ct396">
          <table:cell-address table:column="5" table:row="52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"/>
          </table:previous>
        </table:cell-content-change>
        <table:cell-content-change table:id="ct397">
          <table:cell-address table:column="5" table:row="53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"/>
          </table:previous>
        </table:cell-content-change>
        <table:cell-content-change table:id="ct398">
          <table:cell-address table:column="5" table:row="54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3"/>
          </table:previous>
        </table:cell-content-change>
        <table:cell-content-change table:id="ct399">
          <table:cell-address table:column="5" table:row="5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4"/>
          </table:previous>
        </table:cell-content-change>
        <table:cell-content-change table:id="ct400">
          <table:cell-address table:column="5" table:row="5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5"/>
          </table:previous>
        </table:cell-content-change>
        <table:cell-content-change table:id="ct401">
          <table:cell-address table:column="6" table:row="11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2">
          <table:cell-address table:column="6" table:row="12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3">
          <table:cell-address table:column="6" table:row="13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4">
          <table:cell-address table:column="6" table:row="14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5">
          <table:cell-address table:column="6" table:row="1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6">
          <table:cell-address table:column="6" table:row="1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7">
          <table:cell-address table:column="6" table:row="17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8">
          <table:cell-address table:column="6" table:row="18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09">
          <table:cell-address table:column="6" table:row="19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10">
          <table:cell-address table:column="6" table:row="20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11">
          <table:cell-address table:column="6" table:row="21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2">
          <table:cell-address table:column="6" table:row="22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3">
          <table:cell-address table:column="6" table:row="23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4">
          <table:cell-address table:column="6" table:row="24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5">
          <table:cell-address table:column="6" table:row="2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6">
          <table:cell-address table:column="6" table:row="2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7">
          <table:cell-address table:column="6" table:row="27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8">
          <table:cell-address table:column="6" table:row="28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19">
          <table:cell-address table:column="6" table:row="29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0">
          <table:cell-address table:column="6" table:row="30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1">
          <table:cell-address table:column="6" table:row="31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2">
          <table:cell-address table:column="6" table:row="32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3">
          <table:cell-address table:column="6" table:row="33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4">
          <table:cell-address table:column="6" table:row="34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5">
          <table:cell-address table:column="6" table:row="3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6">
          <table:cell-address table:column="6" table:row="3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7">
          <table:cell-address table:column="6" table:row="37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28">
          <table:cell-address table:column="6" table:row="38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5"/>
          </table:previous>
        </table:cell-content-change>
        <table:cell-content-change table:id="ct429">
          <table:cell-address table:column="6" table:row="39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30">
          <table:cell-address table:column="6" table:row="40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31">
          <table:cell-address table:column="6" table:row="41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32">
          <table:cell-address table:column="6" table:row="42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33">
          <table:cell-address table:column="6" table:row="43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5"/>
          </table:previous>
        </table:cell-content-change>
        <table:cell-content-change table:id="ct434">
          <table:cell-address table:column="6" table:row="44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35">
          <table:cell-address table:column="6" table:row="4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5"/>
          </table:previous>
        </table:cell-content-change>
        <table:cell-content-change table:id="ct436">
          <table:cell-address table:column="6" table:row="4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37">
          <table:cell-address table:column="6" table:row="47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38">
          <table:cell-address table:column="6" table:row="48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0"/>
          </table:previous>
        </table:cell-content-change>
        <table:cell-content-change table:id="ct439">
          <table:cell-address table:column="6" table:row="49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8"/>
          </table:previous>
        </table:cell-content-change>
        <table:cell-content-change table:id="ct440">
          <table:cell-address table:column="6" table:row="50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2"/>
          </table:previous>
        </table:cell-content-change>
        <table:cell-content-change table:id="ct441">
          <table:cell-address table:column="6" table:row="51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10"/>
          </table:previous>
        </table:cell-content-change>
        <table:cell-content-change table:id="ct442">
          <table:cell-address table:column="6" table:row="52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43">
          <table:cell-address table:column="6" table:row="53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44">
          <table:cell-address table:column="6" table:row="54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45">
          <table:cell-address table:column="6" table:row="55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46">
          <table:cell-address table:column="6" table:row="56" table:table="3"/>
          <office:change-info>
            <dc:creator> </dc:creator>
            <dc:date>2020-09-06T12:15:12.564000000</dc:date>
          </office:change-info>
          <table:previous>
            <table:change-track-table-cell office:value-type="float" office:value="20"/>
          </table:previous>
        </table:cell-content-change>
        <table:cell-content-change table:id="ct447">
          <table:cell-address table:column="7" table:row="1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48">
          <table:cell-address table:column="7" table:row="1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449">
          <table:cell-address table:column="7" table:row="1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50">
          <table:cell-address table:column="7" table:row="1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51">
          <table:cell-address table:column="7" table:row="1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52">
          <table:cell-address table:column="7" table:row="1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453">
          <table:cell-address table:column="7" table:row="1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454">
          <table:cell-address table:column="7" table:row="1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55">
          <table:cell-address table:column="7" table:row="1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456">
          <table:cell-address table:column="7" table:row="2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457">
          <table:cell-address table:column="7" table:row="2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458">
          <table:cell-address table:column="7" table:row="2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59">
          <table:cell-address table:column="7" table:row="2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460">
          <table:cell-address table:column="7" table:row="2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1">
          <table:cell-address table:column="7" table:row="2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2">
          <table:cell-address table:column="7" table:row="2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3">
          <table:cell-address table:column="7" table:row="2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4">
          <table:cell-address table:column="7" table:row="2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65">
          <table:cell-address table:column="7" table:row="2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6">
          <table:cell-address table:column="7" table:row="3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7">
          <table:cell-address table:column="7" table:row="3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8">
          <table:cell-address table:column="7" table:row="3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9">
          <table:cell-address table:column="7" table:row="3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70">
          <table:cell-address table:column="7" table:row="3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71">
          <table:cell-address table:column="7" table:row="3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2">
          <table:cell-address table:column="7" table:row="3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73">
          <table:cell-address table:column="7" table:row="3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4">
          <table:cell-address table:column="7" table:row="3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75">
          <table:cell-address table:column="7" table:row="3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76">
          <table:cell-address table:column="7" table:row="4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7">
          <table:cell-address table:column="7" table:row="4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78">
          <table:cell-address table:column="7" table:row="4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9">
          <table:cell-address table:column="7" table:row="4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80">
          <table:cell-address table:column="7" table:row="4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81">
          <table:cell-address table:column="7" table:row="4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82">
          <table:cell-address table:column="7" table:row="4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83">
          <table:cell-address table:column="7" table:row="4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84">
          <table:cell-address table:column="7" table:row="4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485">
          <table:cell-address table:column="7" table:row="4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486">
          <table:cell-address table:column="7" table:row="5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87">
          <table:cell-address table:column="7" table:row="5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488">
          <table:cell-address table:column="7" table:row="5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489">
          <table:cell-address table:column="7" table:row="5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90">
          <table:cell-address table:column="7" table:row="5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491">
          <table:cell-address table:column="7" table:row="5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492">
          <table:cell-address table:column="7" table:row="5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493">
          <table:cell-address table:column="8" table:row="1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4">
          <table:cell-address table:column="8" table:row="1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5">
          <table:cell-address table:column="8" table:row="1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6">
          <table:cell-address table:column="8" table:row="1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7">
          <table:cell-address table:column="8" table:row="1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8">
          <table:cell-address table:column="8" table:row="1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9">
          <table:cell-address table:column="8" table:row="1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0">
          <table:cell-address table:column="8" table:row="1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1">
          <table:cell-address table:column="8" table:row="1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2">
          <table:cell-address table:column="8" table:row="2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3">
          <table:cell-address table:column="8" table:row="2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4">
          <table:cell-address table:column="8" table:row="2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5">
          <table:cell-address table:column="8" table:row="2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6">
          <table:cell-address table:column="8" table:row="2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7">
          <table:cell-address table:column="8" table:row="2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8">
          <table:cell-address table:column="8" table:row="2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9">
          <table:cell-address table:column="8" table:row="2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0">
          <table:cell-address table:column="8" table:row="2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1">
          <table:cell-address table:column="8" table:row="2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2">
          <table:cell-address table:column="8" table:row="3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3">
          <table:cell-address table:column="8" table:row="3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4">
          <table:cell-address table:column="8" table:row="3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5">
          <table:cell-address table:column="8" table:row="3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6">
          <table:cell-address table:column="8" table:row="3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7">
          <table:cell-address table:column="8" table:row="3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8">
          <table:cell-address table:column="8" table:row="3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9">
          <table:cell-address table:column="8" table:row="3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0">
          <table:cell-address table:column="8" table:row="3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1">
          <table:cell-address table:column="8" table:row="3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2">
          <table:cell-address table:column="8" table:row="4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3">
          <table:cell-address table:column="8" table:row="4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4">
          <table:cell-address table:column="8" table:row="4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5">
          <table:cell-address table:column="8" table:row="4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6">
          <table:cell-address table:column="8" table:row="4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7">
          <table:cell-address table:column="8" table:row="4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8">
          <table:cell-address table:column="8" table:row="4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9">
          <table:cell-address table:column="8" table:row="47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0">
          <table:cell-address table:column="8" table:row="48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1">
          <table:cell-address table:column="8" table:row="49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2">
          <table:cell-address table:column="8" table:row="50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3">
          <table:cell-address table:column="8" table:row="51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4">
          <table:cell-address table:column="8" table:row="52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5">
          <table:cell-address table:column="8" table:row="53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6">
          <table:cell-address table:column="8" table:row="54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7">
          <table:cell-address table:column="8" table:row="55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8">
          <table:cell-address table:column="8" table:row="56" table:table="3"/>
          <office:change-info>
            <dc:creator> </dc:creator>
            <dc:date>2020-09-06T12:15:12.56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9">
          <table:cell-address table:column="1" table:row="1" table:table="3"/>
          <office:change-info>
            <dc:creator> </dc:creator>
            <dc:date>2020-09-06T12:15:21.339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0">
          <table:cell-address table:column="1" table:row="2" table:table="3"/>
          <office:change-info>
            <dc:creator> </dc:creator>
            <dc:date>2020-09-06T12:15:22.598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1">
          <table:cell-address table:column="1" table:row="3" table:table="3"/>
          <office:change-info>
            <dc:creator> </dc:creator>
            <dc:date>2020-09-06T12:15:23.040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2">
          <table:cell-address table:column="1" table:row="4" table:table="3"/>
          <office:change-info>
            <dc:creator> </dc:creator>
            <dc:date>2020-09-06T12:15:23.34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3">
          <table:cell-address table:column="1" table:row="5" table:table="3"/>
          <office:change-info>
            <dc:creator> </dc:creator>
            <dc:date>2020-09-06T12:15:23.70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4">
          <table:cell-address table:column="1" table:row="6" table:table="3"/>
          <office:change-info>
            <dc:creator> </dc:creator>
            <dc:date>2020-09-06T12:15:24.001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5">
          <table:cell-address table:column="1" table:row="7" table:table="3"/>
          <office:change-info>
            <dc:creator> </dc:creator>
            <dc:date>2020-09-06T12:15:24.293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6">
          <table:cell-address table:column="1" table:row="8" table:table="3"/>
          <office:change-info>
            <dc:creator> </dc:creator>
            <dc:date>2020-09-06T12:15:24.586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7">
          <table:cell-address table:column="1" table:row="9" table:table="3"/>
          <office:change-info>
            <dc:creator> </dc:creator>
            <dc:date>2020-09-06T12:15:24.879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8">
          <table:cell-address table:column="1" table:row="10" table:table="3"/>
          <office:change-info>
            <dc:creator> </dc:creator>
            <dc:date>2020-09-06T12:15:25.227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549">
          <table:cell-address table:column="0" table:row="1" table:table="6"/>
          <office:change-info>
            <dc:creator> </dc:creator>
            <dc:date>2020-09-06T12:15:50.808000000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1" table:table="6"/>
          <office:change-info>
            <dc:creator> </dc:creator>
            <dc:date>2020-09-06T12:15:50.808000000</dc:date>
          </office:change-info>
          <table:previous>
            <table:change-track-table-cell/>
          </table:previous>
        </table:cell-content-change>
        <table:cell-content-change table:id="ct551">
          <table:cell-address table:column="2" table:row="1" table:table="6"/>
          <office:change-info>
            <dc:creator> </dc:creator>
            <dc:date>2020-09-06T12:15:50.808000000</dc:date>
          </office:change-info>
          <table:previous>
            <table:change-track-table-cell/>
          </table:previous>
        </table:cell-content-change>
        <table:cell-content-change table:id="ct552">
          <table:cell-address table:column="3" table:row="1" table:table="6"/>
          <office:change-info>
            <dc:creator> </dc:creator>
            <dc:date>2020-09-06T12:15:50.808000000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8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4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5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Neuromorphic Computing</text:p>
          </table:table-cell>
          <table:table-cell table:style-name="ce4" office:value-type="string" calcext:value-type="string">
            <text:p>SOW-MKI96</text:p>
          </table:table-cell>
          <table:table-cell table:style-name="ce4" office:value-type="string" calcext:value-type="string">
            <text:p>uni.neumo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cture: intro, Von Neumann cycle, internals of a traditional CPU</text:p>
          </table:table-cell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0-09-02T13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b Turing Tumble simulator</text:p>
          </table:table-cell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0-09-02T15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cture brain inspired computation, information encoding in the brain</text:p>
          </table:table-cell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0-09-07T10:30:00" calcext:value-type="date">
            <text:p>2020-09-07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b no lab</text:p>
          </table:table-cell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0-09-09T15:30:00" calcext:value-type="date">
            <text:p>2020-09-09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cture training a spiking neural network</text:p>
          </table:table-cell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b can we learn a network to add two numbers</text:p>
          </table:table-cell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0-09-16T15:30:00" calcext:value-type="date">
            <text:p>2020-09-16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cture programming (or configuring) a spiking neural network</text:p>
          </table:table-cell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b <text:s/>work with the full adder circuit</text:p>
          </table:table-cell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0-09-23T15:30:00" calcext:value-type="date">
            <text:p>2020-09-23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ecture formal analysis of neuromorphic computing and neuromorphic models of brain computations</text:p>
          </table:table-cell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b no lab</text:p>
          </table:table-cell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0-09-30T15:30:00" calcext:value-type="date">
            <text:p>2020-09-30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ecture: state of the art hardware Nango and FPGA</text:p>
          </table:table-cell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0-10-05T10:30:00" calcext:value-type="date">
            <text:p>2020-10-05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ab: on campus; assignment: scalability, dedicated hardware vs. simulations</text:p>
          </table:table-cell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0-10-07T13:30:00" calcext:value-type="date">
            <text:p>2020-10-07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ecture:state of the art new physical principles designing non-von Neumann hardware</text:p>
          </table:table-cell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number-columns-repeated="5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ab: no lab</text:p>
          </table:table-cell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0-10-14T15:30:00" calcext:value-type="date">
            <text:p>2020-10-14</text:p>
          </table:table-cell>
          <table:table-cell table:number-columns-repeated="59"/>
        </table:table-row>
        <table:table-row table:style-name="ro1" table:number-rows-repeated="985">
          <table:table-cell table:style-name="ce10" table:content-validation-name="val1"/>
          <table:table-cell table:style-name="ce10" table:content-validation-name="val2"/>
          <table:table-cell table:style-name="ce6" table:number-columns-repeated="2"/>
          <table:table-cell table:style-name="ce15" table:content-validation-name="val3"/>
          <table:table-cell table:number-columns-repeated="59"/>
        </table:table-row>
        <table:table-row table:style-name="ro1" table:number-rows-repeated="1047575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36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5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4"/>
          <table:table-cell table:style-name="ce4" office:value-type="string" calcext:value-type="string">
            <text:p>Turing Tumble</text:p>
          </table:table-cell>
          <table:table-cell table:style-name="ce4" office:value-type="string" calcext:value-type="string">
            <text:p>y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style-name="ce4" office:value-type="string" calcext:value-type="string">
            <text:p>Discord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Brightspace lab assignments description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4"/>
          <table:table-cell table:style-name="ce4" office:value-type="string" calcext:value-type="string">
            <text:p>Learning</text:p>
          </table:table-cell>
          <table:table-cell table:style-name="ce4" office:value-type="string" calcext:value-type="string">
            <text:p>n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style-name="ce4" office:value-type="string" calcext:value-type="string">
            <text:p>Discord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Programming</text:p>
          </table:table-cell>
          <table:table-cell table:style-name="ce34" office:value-type="string" calcext:value-type="string">
            <text:p>n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style-name="ce4" office:value-type="string" calcext:value-type="string">
            <text:p>Discord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Nengo</text:p>
          </table:table-cell>
          <table:table-cell table:style-name="ce4" office:value-type="string" calcext:value-type="string">
            <text:p>n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style-name="ce4" office:value-type="string" calcext:value-type="string">
            <text:p>Discord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Group project: implement model or replicate study</text:p>
          </table:table-cell>
          <table:table-cell table:style-name="ce4" office:value-type="string" calcext:value-type="string">
            <text:p>n</text:p>
          </table:table-cell>
          <table:table-cell table:style-name="ce27" office:value-type="date" office:date-value="2021-01-22T23:59:00" calcext:value-type="date">
            <text:p>2021-01-22</text:p>
          </table:table-cell>
          <table:table-cell table:style-name="ce4" office:value-type="string" calcext:value-type="string">
            <text:p>End Semester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Lecture 1</text:p>
          </table:table-cell>
          <table:table-cell table:style-name="ce38" table:formula="of:=3*28*60" office:value-type="float" office:value="5040" calcext:value-type="float">
            <text:p>5040</text:p>
          </table:table-cell>
          <table:table-cell table:number-columns-repeated="54"/>
        </table:table-row>
        <table:table-row table:style-name="ro1" table:number-rows-repeated="994">
          <table:table-cell table:style-name="ce10" table:content-validation-name="val4"/>
          <table:table-cell table:style-name="ce10" table:number-columns-repeated="4"/>
          <table:table-cell table:style-name="ce15" table:content-validation-name="val3"/>
          <table:table-cell table:style-name="ce10"/>
          <table:table-cell table:style-name="ce10" table:content-validation-name="val5"/>
          <table:table-cell table:style-name="ce10"/>
          <table:table-cell table:style-name="ce26" table:content-validation-name="val6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6" table:default-cell-style-name="ce1"/>
        <table:table-column table:style-name="co19" table:default-cell-style-name="ce45"/>
        <table:table-column table:style-name="co20" table:default-cell-style-name="ce1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25" table:default-cell-style-name="ce45"/>
        <table:table-column table:style-name="co26" table:default-cell-style-name="ce45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2">
          <table:table-cell table:style-name="ce42" office:value-type="string" calcext:value-type="string">
            <text:p>Old Course</text:p>
          </table:table-cell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2];[Lectures.C$1:.E1000];3;0)" office:value-type="date" office:date-value="2020-09-02T15:30:00" calcext:value-type="date">
            <text:p>2020-09-02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 office:value-type="string" calcext:value-type="string">
            <text:p>Brightspace</text:p>
          </table:table-cell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3];[Lectures.C$1:.E1001];3;0)" office:value-type="date" office:date-value="2020-09-07T10:30:00" calcext:value-type="date">
            <text:p>2020-09-07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 office:value-type="string" calcext:value-type="string">
            <text:p>Studeersnel</text:p>
          </table:table-cell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4];[Lectures.C$1:.E1002];3;0)" office:value-type="date" office:date-value="2020-09-14T10:30:00" calcext:value-type="date">
            <text:p>2020-09-14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 office:value-type="string" calcext:value-type="string">
            <text:p>Aerostudents</text:p>
          </table:table-cell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5];[Lectures.C$1:.E1003];3;0)" office:value-type="date" office:date-value="2020-09-21T10:30:00" calcext:value-type="date">
            <text:p>2020-09-21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 office:value-type="string" calcext:value-type="string">
            <text:p>Goldmine</text:p>
          </table:table-cell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6];[Lectures.C$1:.E1004];3;0)" office:value-type="date" office:date-value="2020-09-28T10:30:00" calcext:value-type="date">
            <text:p>2020-09-28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7];[Lectures.C$1:.E1005];3;0)" office:value-type="date" office:date-value="2020-09-02T15:30:00" calcext:value-type="date">
            <text:p>2020-09-02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8];[Lectures.C$1:.E1006];3;0)" office:value-type="date" office:date-value="2020-09-07T10:30:00" calcext:value-type="date">
            <text:p>2020-09-07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9];[Lectures.C$1:.E1007];3;0)" office:value-type="date" office:date-value="2020-09-14T10:30:00" calcext:value-type="date">
            <text:p>2020-09-14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10];[Lectures.C$1:.E1008];3;0)" office:value-type="date" office:date-value="2020-09-21T10:30:00" calcext:value-type="date">
            <text:p>2020-09-21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2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11];[Lectures.C$1:.E1009];3;0)" office:value-type="date" office:date-value="2020-09-28T10:30:00" calcext:value-type="date">
            <text:p>2020-09-28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2];[Lectures.C$1:.E10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3];[Lectures.C$1:.E10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4];[Lectures.C$1:.E10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5];[Lectures.C$1:.E10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6];[Lectures.C$1:.E10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7];[Lectures.C$1:.E10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8];[Lectures.C$1:.E1012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19];[Lectures.C$1:.E1013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0];[Lectures.C$1:.E1014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1];[Lectures.C$1:.E1015];3;0)" office:value-type="string" office:string-value="" calcext:value-type="error">
            <text:p>#N/A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2];[Lectures.C$1:.E10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3];[Lectures.C$1:.E10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4];[Lectures.C$1:.E10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5];[Lectures.C$1:.E10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6];[Lectures.C$1:.E10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7];[Lectures.C$1:.E10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8];[Lectures.C$1:.E10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29];[Lectures.C$1:.E10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30];[Lectures.C$1:.E10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31];[Lectures.C$1:.E10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32];[Lectures.C$1:.E1030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33];[Lectures.C$1:.E1031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34];[Lectures.C$1:.E1032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35];[Lectures.C$1:.E1033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36];[Lectures.C$1:.E1034];3;0)" office:value-type="string" office:string-value="" calcext:value-type="error">
            <text:p>#N/A</text:p>
          </table:table-cell>
          <table:table-cell table:style-name="ce42" office:value-type="string" calcext:value-type="string">
            <text:p>B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37];[Lectures.C$1:.E1035];3;0)" office:value-type="string" office:string-value="" calcext:value-type="error">
            <text:p>#N/A</text:p>
          </table:table-cell>
          <table:table-cell table:style-name="ce42"/>
          <table:table-cell table:style-name="ce10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38];[Lectures.C$1:.E1036];3;0)" office:value-type="string" office:string-value="" calcext:value-type="error">
            <text:p>#N/A</text:p>
          </table:table-cell>
          <table:table-cell table:style-name="ce42"/>
          <table:table-cell table:style-name="ce10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39];[Lectures.C$1:.E1037];3;0)" office:value-type="string" office:string-value="" calcext:value-type="error">
            <text:p>#N/A</text:p>
          </table:table-cell>
          <table:table-cell table:style-name="ce42"/>
          <table:table-cell table:style-name="ce10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0];[Lectures.C$1:.E1038];3;0)" office:value-type="string" office:string-value="" calcext:value-type="error">
            <text:p>#N/A</text:p>
          </table:table-cell>
          <table:table-cell table:style-name="ce42"/>
          <table:table-cell table:style-name="ce10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1];[Lectures.C$1:.E1039];3;0)" office:value-type="string" office:string-value="" calcext:value-type="error">
            <text:p>#N/A</text:p>
          </table:table-cell>
          <table:table-cell table:style-name="ce42"/>
          <table:table-cell table:style-name="ce10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2];[Lectures.C$1:.E1040];3;0)" office:value-type="string" office:string-value="" calcext:value-type="error">
            <text:p>#N/A</text:p>
          </table:table-cell>
          <table:table-cell table:style-name="ce42"/>
          <table:table-cell table:style-name="ce10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3];[Lectures.C$1:.E10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4];[Lectures.C$1:.E10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5];[Lectures.C$1:.E10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6];[Lectures.C$1:.E10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10"/>
          <table:table-cell table:style-name="ce44" table:number-columns-repeated="8"/>
          <table:table-cell table:style-name="ce18" table:content-validation-name="val3" table:formula="of:=VLOOKUP([.I47];[Lectures.C$1:.E10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Yes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48];[Lectures.C$1:.E10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Yes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49];[Lectures.C$1:.E10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Yes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0];[Lectures.C$1:.E10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Yes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1];[Lectures.C$1:.E10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Yes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2];[Lectures.C$1:.E10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Yes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3];[Lectures.C$1:.E10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4];[Lectures.C$1:.E10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5];[Lectures.C$1:.E10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6];[Lectures.C$1:.E10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7];[Lectures.C$1:.E10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English</text:p>
          </table:table-cell>
          <table:table-cell table:style-name="ce42" table:number-columns-repeated="2"/>
          <table:table-cell table:number-columns-repeated="48"/>
        </table:table-row>
        <table:table-row table:style-name="ro2">
          <table:table-cell table:style-name="ce42"/>
          <table:table-cell table:style-name="ce44" table:number-columns-repeated="8"/>
          <table:table-cell table:style-name="ce18" table:content-validation-name="val3" table:formula="of:=VLOOKUP([.I58];[Lectures.C$1:.E10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10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10" table:content-validation-name="val11"/>
          <table:table-cell table:style-name="ce18" table:content-validation-name="val3" table:formula="of:=VLOOKUP([.I59];[Lectures.C$1:.E10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10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10" table:content-validation-name="val11"/>
          <table:table-cell table:style-name="ce18" table:content-validation-name="val3" table:formula="of:=VLOOKUP([.I60];[Lectures.C$1:.E10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10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10" table:content-validation-name="val11"/>
          <table:table-cell table:style-name="ce18" table:content-validation-name="val3" table:formula="of:=VLOOKUP([.I61];[Lectures.C$1:.E10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];[Lectures.C$1:.E10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];[Lectures.C$1:.E10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];[Lectures.C$1:.E10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];[Lectures.C$1:.E10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];[Lectures.C$1:.E10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];[Lectures.C$1:.E10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];[Lectures.C$1:.E10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];[Lectures.C$1:.E10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];[Lectures.C$1:.E10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];[Lectures.C$1:.E10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];[Lectures.C$1:.E10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];[Lectures.C$1:.E10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];[Lectures.C$1:.E10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];[Lectures.C$1:.E10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];[Lectures.C$1:.E10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];[Lectures.C$1:.E10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];[Lectures.C$1:.E10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];[Lectures.C$1:.E10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];[Lectures.C$1:.E10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];[Lectures.C$1:.E10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];[Lectures.C$1:.E10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];[Lectures.C$1:.E10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];[Lectures.C$1:.E10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];[Lectures.C$1:.E10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];[Lectures.C$1:.E10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];[Lectures.C$1:.E10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];[Lectures.C$1:.E10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];[Lectures.C$1:.E10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];[Lectures.C$1:.E10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];[Lectures.C$1:.E10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];[Lectures.C$1:.E10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];[Lectures.C$1:.E10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];[Lectures.C$1:.E10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];[Lectures.C$1:.E10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];[Lectures.C$1:.E10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];[Lectures.C$1:.E10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];[Lectures.C$1:.E10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];[Lectures.C$1:.E10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0];[Lectures.C$1:.E10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1];[Lectures.C$1:.E10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2];[Lectures.C$1:.E10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3];[Lectures.C$1:.E10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4];[Lectures.C$1:.E10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5];[Lectures.C$1:.E10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6];[Lectures.C$1:.E11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7];[Lectures.C$1:.E11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8];[Lectures.C$1:.E11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9];[Lectures.C$1:.E11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0];[Lectures.C$1:.E11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1];[Lectures.C$1:.E11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2];[Lectures.C$1:.E11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3];[Lectures.C$1:.E11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4];[Lectures.C$1:.E11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5];[Lectures.C$1:.E11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6];[Lectures.C$1:.E11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7];[Lectures.C$1:.E11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8];[Lectures.C$1:.E11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19];[Lectures.C$1:.E11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0];[Lectures.C$1:.E11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1];[Lectures.C$1:.E11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2];[Lectures.C$1:.E11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3];[Lectures.C$1:.E11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4];[Lectures.C$1:.E11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5];[Lectures.C$1:.E11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6];[Lectures.C$1:.E11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7];[Lectures.C$1:.E11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8];[Lectures.C$1:.E11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29];[Lectures.C$1:.E11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0];[Lectures.C$1:.E11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1];[Lectures.C$1:.E11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2];[Lectures.C$1:.E11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3];[Lectures.C$1:.E11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4];[Lectures.C$1:.E11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5];[Lectures.C$1:.E11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6];[Lectures.C$1:.E11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7];[Lectures.C$1:.E11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8];[Lectures.C$1:.E11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39];[Lectures.C$1:.E11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0];[Lectures.C$1:.E11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1];[Lectures.C$1:.E11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2];[Lectures.C$1:.E11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3];[Lectures.C$1:.E11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4];[Lectures.C$1:.E11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5];[Lectures.C$1:.E11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6];[Lectures.C$1:.E11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7];[Lectures.C$1:.E11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8];[Lectures.C$1:.E11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49];[Lectures.C$1:.E11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0];[Lectures.C$1:.E11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1];[Lectures.C$1:.E11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2];[Lectures.C$1:.E11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3];[Lectures.C$1:.E11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4];[Lectures.C$1:.E11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5];[Lectures.C$1:.E11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6];[Lectures.C$1:.E11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7];[Lectures.C$1:.E11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8];[Lectures.C$1:.E11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59];[Lectures.C$1:.E11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0];[Lectures.C$1:.E11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1];[Lectures.C$1:.E11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2];[Lectures.C$1:.E11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3];[Lectures.C$1:.E11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4];[Lectures.C$1:.E11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5];[Lectures.C$1:.E11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6];[Lectures.C$1:.E11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7];[Lectures.C$1:.E11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8];[Lectures.C$1:.E11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69];[Lectures.C$1:.E11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0];[Lectures.C$1:.E11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1];[Lectures.C$1:.E11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2];[Lectures.C$1:.E11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3];[Lectures.C$1:.E11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4];[Lectures.C$1:.E11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5];[Lectures.C$1:.E11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6];[Lectures.C$1:.E11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7];[Lectures.C$1:.E11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8];[Lectures.C$1:.E11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79];[Lectures.C$1:.E11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0];[Lectures.C$1:.E11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1];[Lectures.C$1:.E11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2];[Lectures.C$1:.E11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3];[Lectures.C$1:.E11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4];[Lectures.C$1:.E11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5];[Lectures.C$1:.E11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6];[Lectures.C$1:.E11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7];[Lectures.C$1:.E11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8];[Lectures.C$1:.E11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89];[Lectures.C$1:.E11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0];[Lectures.C$1:.E11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1];[Lectures.C$1:.E11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2];[Lectures.C$1:.E11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3];[Lectures.C$1:.E11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4];[Lectures.C$1:.E11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5];[Lectures.C$1:.E11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6];[Lectures.C$1:.E11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7];[Lectures.C$1:.E11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8];[Lectures.C$1:.E11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99];[Lectures.C$1:.E11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0];[Lectures.C$1:.E11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1];[Lectures.C$1:.E11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2];[Lectures.C$1:.E11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3];[Lectures.C$1:.E11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4];[Lectures.C$1:.E11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5];[Lectures.C$1:.E11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6];[Lectures.C$1:.E12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7];[Lectures.C$1:.E12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8];[Lectures.C$1:.E12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09];[Lectures.C$1:.E12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0];[Lectures.C$1:.E12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1];[Lectures.C$1:.E12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2];[Lectures.C$1:.E12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3];[Lectures.C$1:.E12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4];[Lectures.C$1:.E12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5];[Lectures.C$1:.E12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6];[Lectures.C$1:.E12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7];[Lectures.C$1:.E12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8];[Lectures.C$1:.E12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19];[Lectures.C$1:.E12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0];[Lectures.C$1:.E12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1];[Lectures.C$1:.E12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2];[Lectures.C$1:.E12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3];[Lectures.C$1:.E12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4];[Lectures.C$1:.E12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5];[Lectures.C$1:.E12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6];[Lectures.C$1:.E12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7];[Lectures.C$1:.E12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8];[Lectures.C$1:.E12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29];[Lectures.C$1:.E12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0];[Lectures.C$1:.E12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1];[Lectures.C$1:.E12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2];[Lectures.C$1:.E12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3];[Lectures.C$1:.E12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4];[Lectures.C$1:.E12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5];[Lectures.C$1:.E12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6];[Lectures.C$1:.E12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7];[Lectures.C$1:.E12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8];[Lectures.C$1:.E12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39];[Lectures.C$1:.E12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0];[Lectures.C$1:.E12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1];[Lectures.C$1:.E12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2];[Lectures.C$1:.E12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3];[Lectures.C$1:.E12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4];[Lectures.C$1:.E12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5];[Lectures.C$1:.E12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6];[Lectures.C$1:.E12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7];[Lectures.C$1:.E12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8];[Lectures.C$1:.E12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49];[Lectures.C$1:.E12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0];[Lectures.C$1:.E12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1];[Lectures.C$1:.E12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2];[Lectures.C$1:.E12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3];[Lectures.C$1:.E12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4];[Lectures.C$1:.E12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5];[Lectures.C$1:.E12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6];[Lectures.C$1:.E12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7];[Lectures.C$1:.E12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8];[Lectures.C$1:.E12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59];[Lectures.C$1:.E12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0];[Lectures.C$1:.E12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1];[Lectures.C$1:.E12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2];[Lectures.C$1:.E12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3];[Lectures.C$1:.E12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4];[Lectures.C$1:.E12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5];[Lectures.C$1:.E12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6];[Lectures.C$1:.E12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7];[Lectures.C$1:.E12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8];[Lectures.C$1:.E12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69];[Lectures.C$1:.E12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0];[Lectures.C$1:.E12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1];[Lectures.C$1:.E12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2];[Lectures.C$1:.E12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3];[Lectures.C$1:.E12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4];[Lectures.C$1:.E12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5];[Lectures.C$1:.E12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6];[Lectures.C$1:.E12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7];[Lectures.C$1:.E12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8];[Lectures.C$1:.E12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79];[Lectures.C$1:.E12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0];[Lectures.C$1:.E12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1];[Lectures.C$1:.E12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2];[Lectures.C$1:.E12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3];[Lectures.C$1:.E12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4];[Lectures.C$1:.E12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5];[Lectures.C$1:.E12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6];[Lectures.C$1:.E12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7];[Lectures.C$1:.E12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8];[Lectures.C$1:.E12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89];[Lectures.C$1:.E12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0];[Lectures.C$1:.E12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1];[Lectures.C$1:.E12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2];[Lectures.C$1:.E12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3];[Lectures.C$1:.E12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4];[Lectures.C$1:.E12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5];[Lectures.C$1:.E12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6];[Lectures.C$1:.E12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7];[Lectures.C$1:.E12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8];[Lectures.C$1:.E12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299];[Lectures.C$1:.E12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0];[Lectures.C$1:.E12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1];[Lectures.C$1:.E12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2];[Lectures.C$1:.E13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3];[Lectures.C$1:.E13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4];[Lectures.C$1:.E13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5];[Lectures.C$1:.E13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6];[Lectures.C$1:.E13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7];[Lectures.C$1:.E13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8];[Lectures.C$1:.E13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09];[Lectures.C$1:.E13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0];[Lectures.C$1:.E13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1];[Lectures.C$1:.E13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2];[Lectures.C$1:.E13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3];[Lectures.C$1:.E13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4];[Lectures.C$1:.E13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5];[Lectures.C$1:.E13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6];[Lectures.C$1:.E13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7];[Lectures.C$1:.E13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8];[Lectures.C$1:.E13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19];[Lectures.C$1:.E13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0];[Lectures.C$1:.E13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1];[Lectures.C$1:.E13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2];[Lectures.C$1:.E13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3];[Lectures.C$1:.E13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4];[Lectures.C$1:.E13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5];[Lectures.C$1:.E13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6];[Lectures.C$1:.E13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7];[Lectures.C$1:.E13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8];[Lectures.C$1:.E13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29];[Lectures.C$1:.E13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0];[Lectures.C$1:.E13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1];[Lectures.C$1:.E13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2];[Lectures.C$1:.E13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3];[Lectures.C$1:.E13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4];[Lectures.C$1:.E13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5];[Lectures.C$1:.E13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6];[Lectures.C$1:.E13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7];[Lectures.C$1:.E13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8];[Lectures.C$1:.E13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39];[Lectures.C$1:.E13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0];[Lectures.C$1:.E13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1];[Lectures.C$1:.E13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2];[Lectures.C$1:.E13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3];[Lectures.C$1:.E13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4];[Lectures.C$1:.E13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5];[Lectures.C$1:.E13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6];[Lectures.C$1:.E13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7];[Lectures.C$1:.E13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8];[Lectures.C$1:.E13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49];[Lectures.C$1:.E13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0];[Lectures.C$1:.E13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1];[Lectures.C$1:.E13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2];[Lectures.C$1:.E13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3];[Lectures.C$1:.E13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4];[Lectures.C$1:.E13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5];[Lectures.C$1:.E13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6];[Lectures.C$1:.E13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7];[Lectures.C$1:.E13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8];[Lectures.C$1:.E13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59];[Lectures.C$1:.E13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0];[Lectures.C$1:.E13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1];[Lectures.C$1:.E13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2];[Lectures.C$1:.E13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3];[Lectures.C$1:.E13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4];[Lectures.C$1:.E13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5];[Lectures.C$1:.E13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6];[Lectures.C$1:.E13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7];[Lectures.C$1:.E13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8];[Lectures.C$1:.E13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69];[Lectures.C$1:.E13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0];[Lectures.C$1:.E13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1];[Lectures.C$1:.E13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2];[Lectures.C$1:.E13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3];[Lectures.C$1:.E13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4];[Lectures.C$1:.E13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5];[Lectures.C$1:.E13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6];[Lectures.C$1:.E13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7];[Lectures.C$1:.E13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8];[Lectures.C$1:.E13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79];[Lectures.C$1:.E13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0];[Lectures.C$1:.E13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1];[Lectures.C$1:.E13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2];[Lectures.C$1:.E13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3];[Lectures.C$1:.E13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4];[Lectures.C$1:.E13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5];[Lectures.C$1:.E13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6];[Lectures.C$1:.E13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7];[Lectures.C$1:.E13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8];[Lectures.C$1:.E13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89];[Lectures.C$1:.E13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0];[Lectures.C$1:.E13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1];[Lectures.C$1:.E13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2];[Lectures.C$1:.E13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3];[Lectures.C$1:.E13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4];[Lectures.C$1:.E13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5];[Lectures.C$1:.E13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6];[Lectures.C$1:.E13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7];[Lectures.C$1:.E13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8];[Lectures.C$1:.E13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399];[Lectures.C$1:.E13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0];[Lectures.C$1:.E13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1];[Lectures.C$1:.E13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2];[Lectures.C$1:.E14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3];[Lectures.C$1:.E14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4];[Lectures.C$1:.E14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5];[Lectures.C$1:.E14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6];[Lectures.C$1:.E14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7];[Lectures.C$1:.E14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8];[Lectures.C$1:.E14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09];[Lectures.C$1:.E14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0];[Lectures.C$1:.E14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1];[Lectures.C$1:.E14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2];[Lectures.C$1:.E14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3];[Lectures.C$1:.E14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4];[Lectures.C$1:.E14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5];[Lectures.C$1:.E14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6];[Lectures.C$1:.E14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7];[Lectures.C$1:.E14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8];[Lectures.C$1:.E14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19];[Lectures.C$1:.E14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0];[Lectures.C$1:.E14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1];[Lectures.C$1:.E14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2];[Lectures.C$1:.E14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3];[Lectures.C$1:.E14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4];[Lectures.C$1:.E14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5];[Lectures.C$1:.E14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6];[Lectures.C$1:.E14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7];[Lectures.C$1:.E14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8];[Lectures.C$1:.E14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29];[Lectures.C$1:.E14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0];[Lectures.C$1:.E14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1];[Lectures.C$1:.E14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2];[Lectures.C$1:.E14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3];[Lectures.C$1:.E14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4];[Lectures.C$1:.E14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5];[Lectures.C$1:.E14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6];[Lectures.C$1:.E14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7];[Lectures.C$1:.E14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8];[Lectures.C$1:.E14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39];[Lectures.C$1:.E14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0];[Lectures.C$1:.E14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1];[Lectures.C$1:.E14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2];[Lectures.C$1:.E14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3];[Lectures.C$1:.E14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4];[Lectures.C$1:.E14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5];[Lectures.C$1:.E14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6];[Lectures.C$1:.E14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7];[Lectures.C$1:.E14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8];[Lectures.C$1:.E14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49];[Lectures.C$1:.E14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0];[Lectures.C$1:.E14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1];[Lectures.C$1:.E14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2];[Lectures.C$1:.E14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3];[Lectures.C$1:.E14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4];[Lectures.C$1:.E14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5];[Lectures.C$1:.E14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6];[Lectures.C$1:.E14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7];[Lectures.C$1:.E14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8];[Lectures.C$1:.E14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59];[Lectures.C$1:.E14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0];[Lectures.C$1:.E14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1];[Lectures.C$1:.E14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2];[Lectures.C$1:.E14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3];[Lectures.C$1:.E14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4];[Lectures.C$1:.E14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5];[Lectures.C$1:.E14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6];[Lectures.C$1:.E14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7];[Lectures.C$1:.E14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8];[Lectures.C$1:.E14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69];[Lectures.C$1:.E14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0];[Lectures.C$1:.E14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1];[Lectures.C$1:.E14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2];[Lectures.C$1:.E14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3];[Lectures.C$1:.E14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4];[Lectures.C$1:.E14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5];[Lectures.C$1:.E14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6];[Lectures.C$1:.E14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7];[Lectures.C$1:.E14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8];[Lectures.C$1:.E14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79];[Lectures.C$1:.E14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0];[Lectures.C$1:.E14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1];[Lectures.C$1:.E14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2];[Lectures.C$1:.E14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3];[Lectures.C$1:.E14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4];[Lectures.C$1:.E14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5];[Lectures.C$1:.E14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6];[Lectures.C$1:.E14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7];[Lectures.C$1:.E14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8];[Lectures.C$1:.E14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89];[Lectures.C$1:.E14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0];[Lectures.C$1:.E14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1];[Lectures.C$1:.E14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2];[Lectures.C$1:.E14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3];[Lectures.C$1:.E14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4];[Lectures.C$1:.E14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5];[Lectures.C$1:.E14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6];[Lectures.C$1:.E14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7];[Lectures.C$1:.E14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8];[Lectures.C$1:.E14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499];[Lectures.C$1:.E14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0];[Lectures.C$1:.E14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1];[Lectures.C$1:.E14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2];[Lectures.C$1:.E15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3];[Lectures.C$1:.E15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4];[Lectures.C$1:.E15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5];[Lectures.C$1:.E15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6];[Lectures.C$1:.E15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7];[Lectures.C$1:.E15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8];[Lectures.C$1:.E15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09];[Lectures.C$1:.E15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0];[Lectures.C$1:.E15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1];[Lectures.C$1:.E15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2];[Lectures.C$1:.E15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3];[Lectures.C$1:.E15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4];[Lectures.C$1:.E15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5];[Lectures.C$1:.E15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6];[Lectures.C$1:.E15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7];[Lectures.C$1:.E15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8];[Lectures.C$1:.E15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19];[Lectures.C$1:.E15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0];[Lectures.C$1:.E15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1];[Lectures.C$1:.E15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2];[Lectures.C$1:.E15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3];[Lectures.C$1:.E15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4];[Lectures.C$1:.E15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5];[Lectures.C$1:.E15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6];[Lectures.C$1:.E15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7];[Lectures.C$1:.E15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8];[Lectures.C$1:.E15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29];[Lectures.C$1:.E15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0];[Lectures.C$1:.E15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1];[Lectures.C$1:.E15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2];[Lectures.C$1:.E15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3];[Lectures.C$1:.E15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4];[Lectures.C$1:.E15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5];[Lectures.C$1:.E15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6];[Lectures.C$1:.E15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7];[Lectures.C$1:.E15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8];[Lectures.C$1:.E15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39];[Lectures.C$1:.E15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0];[Lectures.C$1:.E15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1];[Lectures.C$1:.E15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2];[Lectures.C$1:.E15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3];[Lectures.C$1:.E15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4];[Lectures.C$1:.E15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5];[Lectures.C$1:.E15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6];[Lectures.C$1:.E15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7];[Lectures.C$1:.E15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8];[Lectures.C$1:.E15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49];[Lectures.C$1:.E15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0];[Lectures.C$1:.E15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1];[Lectures.C$1:.E15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2];[Lectures.C$1:.E15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3];[Lectures.C$1:.E15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4];[Lectures.C$1:.E15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5];[Lectures.C$1:.E15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6];[Lectures.C$1:.E15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7];[Lectures.C$1:.E15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8];[Lectures.C$1:.E15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59];[Lectures.C$1:.E15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0];[Lectures.C$1:.E15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1];[Lectures.C$1:.E15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2];[Lectures.C$1:.E15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3];[Lectures.C$1:.E15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4];[Lectures.C$1:.E15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5];[Lectures.C$1:.E15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6];[Lectures.C$1:.E15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7];[Lectures.C$1:.E15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8];[Lectures.C$1:.E15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69];[Lectures.C$1:.E15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0];[Lectures.C$1:.E15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1];[Lectures.C$1:.E15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2];[Lectures.C$1:.E15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3];[Lectures.C$1:.E15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4];[Lectures.C$1:.E15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5];[Lectures.C$1:.E15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6];[Lectures.C$1:.E15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7];[Lectures.C$1:.E15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8];[Lectures.C$1:.E15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79];[Lectures.C$1:.E15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0];[Lectures.C$1:.E15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1];[Lectures.C$1:.E15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2];[Lectures.C$1:.E15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3];[Lectures.C$1:.E15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4];[Lectures.C$1:.E15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5];[Lectures.C$1:.E15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6];[Lectures.C$1:.E15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7];[Lectures.C$1:.E15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8];[Lectures.C$1:.E15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89];[Lectures.C$1:.E15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0];[Lectures.C$1:.E15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1];[Lectures.C$1:.E15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2];[Lectures.C$1:.E15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3];[Lectures.C$1:.E15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4];[Lectures.C$1:.E15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5];[Lectures.C$1:.E15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6];[Lectures.C$1:.E15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7];[Lectures.C$1:.E15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8];[Lectures.C$1:.E15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599];[Lectures.C$1:.E15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0];[Lectures.C$1:.E15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1];[Lectures.C$1:.E15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2];[Lectures.C$1:.E16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3];[Lectures.C$1:.E16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4];[Lectures.C$1:.E16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5];[Lectures.C$1:.E16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6];[Lectures.C$1:.E16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7];[Lectures.C$1:.E16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8];[Lectures.C$1:.E16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09];[Lectures.C$1:.E16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0];[Lectures.C$1:.E16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1];[Lectures.C$1:.E16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2];[Lectures.C$1:.E16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3];[Lectures.C$1:.E16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4];[Lectures.C$1:.E16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5];[Lectures.C$1:.E16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6];[Lectures.C$1:.E16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7];[Lectures.C$1:.E16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8];[Lectures.C$1:.E16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19];[Lectures.C$1:.E16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0];[Lectures.C$1:.E16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1];[Lectures.C$1:.E16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2];[Lectures.C$1:.E16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3];[Lectures.C$1:.E16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4];[Lectures.C$1:.E16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5];[Lectures.C$1:.E16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6];[Lectures.C$1:.E16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7];[Lectures.C$1:.E16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8];[Lectures.C$1:.E16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29];[Lectures.C$1:.E16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0];[Lectures.C$1:.E16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1];[Lectures.C$1:.E16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2];[Lectures.C$1:.E16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3];[Lectures.C$1:.E16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4];[Lectures.C$1:.E16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5];[Lectures.C$1:.E16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6];[Lectures.C$1:.E16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7];[Lectures.C$1:.E16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8];[Lectures.C$1:.E16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39];[Lectures.C$1:.E16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0];[Lectures.C$1:.E16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1];[Lectures.C$1:.E16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2];[Lectures.C$1:.E16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3];[Lectures.C$1:.E16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4];[Lectures.C$1:.E16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5];[Lectures.C$1:.E16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6];[Lectures.C$1:.E16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7];[Lectures.C$1:.E16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8];[Lectures.C$1:.E16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49];[Lectures.C$1:.E16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0];[Lectures.C$1:.E16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1];[Lectures.C$1:.E16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2];[Lectures.C$1:.E16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3];[Lectures.C$1:.E16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4];[Lectures.C$1:.E16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5];[Lectures.C$1:.E16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6];[Lectures.C$1:.E16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7];[Lectures.C$1:.E16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8];[Lectures.C$1:.E16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59];[Lectures.C$1:.E16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0];[Lectures.C$1:.E16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1];[Lectures.C$1:.E16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2];[Lectures.C$1:.E16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3];[Lectures.C$1:.E16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4];[Lectures.C$1:.E16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5];[Lectures.C$1:.E16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6];[Lectures.C$1:.E16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7];[Lectures.C$1:.E16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8];[Lectures.C$1:.E16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69];[Lectures.C$1:.E16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0];[Lectures.C$1:.E16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1];[Lectures.C$1:.E16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2];[Lectures.C$1:.E16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3];[Lectures.C$1:.E16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4];[Lectures.C$1:.E16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5];[Lectures.C$1:.E16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6];[Lectures.C$1:.E16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7];[Lectures.C$1:.E16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8];[Lectures.C$1:.E16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79];[Lectures.C$1:.E16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0];[Lectures.C$1:.E16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1];[Lectures.C$1:.E16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2];[Lectures.C$1:.E16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3];[Lectures.C$1:.E16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4];[Lectures.C$1:.E16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5];[Lectures.C$1:.E16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6];[Lectures.C$1:.E16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7];[Lectures.C$1:.E16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8];[Lectures.C$1:.E16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89];[Lectures.C$1:.E16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0];[Lectures.C$1:.E16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1];[Lectures.C$1:.E16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2];[Lectures.C$1:.E16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3];[Lectures.C$1:.E16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4];[Lectures.C$1:.E16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5];[Lectures.C$1:.E16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6];[Lectures.C$1:.E16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7];[Lectures.C$1:.E16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8];[Lectures.C$1:.E16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699];[Lectures.C$1:.E16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0];[Lectures.C$1:.E16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1];[Lectures.C$1:.E16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2];[Lectures.C$1:.E17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3];[Lectures.C$1:.E17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4];[Lectures.C$1:.E17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5];[Lectures.C$1:.E17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6];[Lectures.C$1:.E17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7];[Lectures.C$1:.E17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8];[Lectures.C$1:.E17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09];[Lectures.C$1:.E17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0];[Lectures.C$1:.E17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1];[Lectures.C$1:.E17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2];[Lectures.C$1:.E17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3];[Lectures.C$1:.E17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4];[Lectures.C$1:.E17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5];[Lectures.C$1:.E17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6];[Lectures.C$1:.E17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7];[Lectures.C$1:.E17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8];[Lectures.C$1:.E17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19];[Lectures.C$1:.E17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0];[Lectures.C$1:.E17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1];[Lectures.C$1:.E17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2];[Lectures.C$1:.E17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3];[Lectures.C$1:.E17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4];[Lectures.C$1:.E17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5];[Lectures.C$1:.E17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6];[Lectures.C$1:.E17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7];[Lectures.C$1:.E17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8];[Lectures.C$1:.E17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29];[Lectures.C$1:.E17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0];[Lectures.C$1:.E17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1];[Lectures.C$1:.E17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2];[Lectures.C$1:.E17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3];[Lectures.C$1:.E17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4];[Lectures.C$1:.E17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5];[Lectures.C$1:.E17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6];[Lectures.C$1:.E17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7];[Lectures.C$1:.E17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8];[Lectures.C$1:.E17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39];[Lectures.C$1:.E17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0];[Lectures.C$1:.E17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1];[Lectures.C$1:.E17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2];[Lectures.C$1:.E17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3];[Lectures.C$1:.E17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4];[Lectures.C$1:.E17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5];[Lectures.C$1:.E17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6];[Lectures.C$1:.E17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7];[Lectures.C$1:.E17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8];[Lectures.C$1:.E17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49];[Lectures.C$1:.E17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0];[Lectures.C$1:.E17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1];[Lectures.C$1:.E17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2];[Lectures.C$1:.E17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3];[Lectures.C$1:.E17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4];[Lectures.C$1:.E17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5];[Lectures.C$1:.E17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6];[Lectures.C$1:.E17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7];[Lectures.C$1:.E17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8];[Lectures.C$1:.E17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59];[Lectures.C$1:.E17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0];[Lectures.C$1:.E17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1];[Lectures.C$1:.E17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2];[Lectures.C$1:.E17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3];[Lectures.C$1:.E17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4];[Lectures.C$1:.E17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5];[Lectures.C$1:.E17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6];[Lectures.C$1:.E17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7];[Lectures.C$1:.E17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8];[Lectures.C$1:.E17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69];[Lectures.C$1:.E17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0];[Lectures.C$1:.E17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1];[Lectures.C$1:.E17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2];[Lectures.C$1:.E17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3];[Lectures.C$1:.E17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4];[Lectures.C$1:.E17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5];[Lectures.C$1:.E17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6];[Lectures.C$1:.E17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7];[Lectures.C$1:.E17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8];[Lectures.C$1:.E17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79];[Lectures.C$1:.E17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0];[Lectures.C$1:.E17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1];[Lectures.C$1:.E17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2];[Lectures.C$1:.E17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3];[Lectures.C$1:.E17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4];[Lectures.C$1:.E17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5];[Lectures.C$1:.E17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6];[Lectures.C$1:.E17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7];[Lectures.C$1:.E17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8];[Lectures.C$1:.E17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89];[Lectures.C$1:.E17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0];[Lectures.C$1:.E17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1];[Lectures.C$1:.E17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2];[Lectures.C$1:.E17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3];[Lectures.C$1:.E17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4];[Lectures.C$1:.E17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5];[Lectures.C$1:.E17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6];[Lectures.C$1:.E17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7];[Lectures.C$1:.E17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8];[Lectures.C$1:.E17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799];[Lectures.C$1:.E17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0];[Lectures.C$1:.E17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1];[Lectures.C$1:.E17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2];[Lectures.C$1:.E18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3];[Lectures.C$1:.E18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4];[Lectures.C$1:.E18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5];[Lectures.C$1:.E18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6];[Lectures.C$1:.E18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7];[Lectures.C$1:.E18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8];[Lectures.C$1:.E18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09];[Lectures.C$1:.E18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0];[Lectures.C$1:.E18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1];[Lectures.C$1:.E18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2];[Lectures.C$1:.E18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3];[Lectures.C$1:.E18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4];[Lectures.C$1:.E18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5];[Lectures.C$1:.E18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6];[Lectures.C$1:.E18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7];[Lectures.C$1:.E18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8];[Lectures.C$1:.E18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19];[Lectures.C$1:.E18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0];[Lectures.C$1:.E18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1];[Lectures.C$1:.E18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2];[Lectures.C$1:.E18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3];[Lectures.C$1:.E18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4];[Lectures.C$1:.E18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5];[Lectures.C$1:.E18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6];[Lectures.C$1:.E18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7];[Lectures.C$1:.E18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8];[Lectures.C$1:.E18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29];[Lectures.C$1:.E18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0];[Lectures.C$1:.E18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1];[Lectures.C$1:.E18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2];[Lectures.C$1:.E18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3];[Lectures.C$1:.E18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4];[Lectures.C$1:.E18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5];[Lectures.C$1:.E18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6];[Lectures.C$1:.E18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7];[Lectures.C$1:.E18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8];[Lectures.C$1:.E18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39];[Lectures.C$1:.E18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0];[Lectures.C$1:.E18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1];[Lectures.C$1:.E18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2];[Lectures.C$1:.E18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3];[Lectures.C$1:.E18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4];[Lectures.C$1:.E18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5];[Lectures.C$1:.E18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6];[Lectures.C$1:.E18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7];[Lectures.C$1:.E18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8];[Lectures.C$1:.E18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49];[Lectures.C$1:.E18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0];[Lectures.C$1:.E18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1];[Lectures.C$1:.E18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2];[Lectures.C$1:.E18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3];[Lectures.C$1:.E18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4];[Lectures.C$1:.E18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5];[Lectures.C$1:.E18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6];[Lectures.C$1:.E18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7];[Lectures.C$1:.E18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8];[Lectures.C$1:.E18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59];[Lectures.C$1:.E18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0];[Lectures.C$1:.E18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1];[Lectures.C$1:.E18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2];[Lectures.C$1:.E18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3];[Lectures.C$1:.E18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4];[Lectures.C$1:.E18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5];[Lectures.C$1:.E18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6];[Lectures.C$1:.E18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7];[Lectures.C$1:.E18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8];[Lectures.C$1:.E18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69];[Lectures.C$1:.E18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0];[Lectures.C$1:.E18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1];[Lectures.C$1:.E18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2];[Lectures.C$1:.E18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3];[Lectures.C$1:.E18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4];[Lectures.C$1:.E18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5];[Lectures.C$1:.E18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6];[Lectures.C$1:.E18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7];[Lectures.C$1:.E18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8];[Lectures.C$1:.E18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79];[Lectures.C$1:.E18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0];[Lectures.C$1:.E18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1];[Lectures.C$1:.E18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2];[Lectures.C$1:.E18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3];[Lectures.C$1:.E18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4];[Lectures.C$1:.E18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5];[Lectures.C$1:.E18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6];[Lectures.C$1:.E18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7];[Lectures.C$1:.E18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8];[Lectures.C$1:.E18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89];[Lectures.C$1:.E18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0];[Lectures.C$1:.E18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1];[Lectures.C$1:.E18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2];[Lectures.C$1:.E18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3];[Lectures.C$1:.E18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4];[Lectures.C$1:.E18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5];[Lectures.C$1:.E18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6];[Lectures.C$1:.E18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7];[Lectures.C$1:.E18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8];[Lectures.C$1:.E18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899];[Lectures.C$1:.E18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0];[Lectures.C$1:.E18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1];[Lectures.C$1:.E189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2];[Lectures.C$1:.E190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3];[Lectures.C$1:.E190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4];[Lectures.C$1:.E190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5];[Lectures.C$1:.E190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6];[Lectures.C$1:.E190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7];[Lectures.C$1:.E190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8];[Lectures.C$1:.E190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09];[Lectures.C$1:.E190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0];[Lectures.C$1:.E190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1];[Lectures.C$1:.E190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2];[Lectures.C$1:.E191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3];[Lectures.C$1:.E191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4];[Lectures.C$1:.E191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5];[Lectures.C$1:.E191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6];[Lectures.C$1:.E191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/>
          <table:table-cell table:style-name="ce42" table:content-validation-name="val7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7];[Lectures.C$1:.E191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8];[Lectures.C$1:.E191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19];[Lectures.C$1:.E191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0];[Lectures.C$1:.E191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1];[Lectures.C$1:.E191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2];[Lectures.C$1:.E192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3];[Lectures.C$1:.E192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4];[Lectures.C$1:.E192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5];[Lectures.C$1:.E192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6];[Lectures.C$1:.E192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7];[Lectures.C$1:.E192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8];[Lectures.C$1:.E192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29];[Lectures.C$1:.E192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0];[Lectures.C$1:.E192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1];[Lectures.C$1:.E192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2];[Lectures.C$1:.E193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3];[Lectures.C$1:.E193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4];[Lectures.C$1:.E193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5];[Lectures.C$1:.E193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6];[Lectures.C$1:.E193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7];[Lectures.C$1:.E193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8];[Lectures.C$1:.E193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39];[Lectures.C$1:.E193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0];[Lectures.C$1:.E193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1];[Lectures.C$1:.E193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2];[Lectures.C$1:.E194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3];[Lectures.C$1:.E194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4];[Lectures.C$1:.E194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5];[Lectures.C$1:.E194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6];[Lectures.C$1:.E194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7];[Lectures.C$1:.E194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8];[Lectures.C$1:.E194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49];[Lectures.C$1:.E194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0];[Lectures.C$1:.E194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1];[Lectures.C$1:.E194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2];[Lectures.C$1:.E195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3];[Lectures.C$1:.E195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4];[Lectures.C$1:.E195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5];[Lectures.C$1:.E195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6];[Lectures.C$1:.E195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7];[Lectures.C$1:.E195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8];[Lectures.C$1:.E195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59];[Lectures.C$1:.E195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0];[Lectures.C$1:.E195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1];[Lectures.C$1:.E195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2];[Lectures.C$1:.E196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3];[Lectures.C$1:.E196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4];[Lectures.C$1:.E196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5];[Lectures.C$1:.E196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6];[Lectures.C$1:.E196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7];[Lectures.C$1:.E196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8];[Lectures.C$1:.E196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69];[Lectures.C$1:.E196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0];[Lectures.C$1:.E196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1];[Lectures.C$1:.E196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2];[Lectures.C$1:.E197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3];[Lectures.C$1:.E197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4];[Lectures.C$1:.E197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5];[Lectures.C$1:.E197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6];[Lectures.C$1:.E197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7];[Lectures.C$1:.E197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8];[Lectures.C$1:.E197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79];[Lectures.C$1:.E197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0];[Lectures.C$1:.E197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1];[Lectures.C$1:.E197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2];[Lectures.C$1:.E198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3];[Lectures.C$1:.E198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4];[Lectures.C$1:.E198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5];[Lectures.C$1:.E198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6];[Lectures.C$1:.E198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7];[Lectures.C$1:.E198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8];[Lectures.C$1:.E198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89];[Lectures.C$1:.E198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0];[Lectures.C$1:.E198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1];[Lectures.C$1:.E1989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2];[Lectures.C$1:.E1990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3];[Lectures.C$1:.E1991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4];[Lectures.C$1:.E1992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5];[Lectures.C$1:.E1993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6];[Lectures.C$1:.E1994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7];[Lectures.C$1:.E1995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8];[Lectures.C$1:.E1996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999];[Lectures.C$1:.E1997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>
          <table:table-cell table:style-name="ce42" table:number-columns-repeated="2"/>
          <table:table-cell table:style-name="ce47" table:content-validation-name="val8"/>
          <table:table-cell table:style-name="ce17" table:content-validation-name="val3"/>
          <table:table-cell table:style-name="ce47" table:content-validation-name="val9" table:number-columns-repeated="2"/>
          <table:table-cell table:style-name="ce47" table:content-validation-name="val10"/>
          <table:table-cell table:style-name="ce42"/>
          <table:table-cell table:style-name="ce42" table:content-validation-name="val11"/>
          <table:table-cell table:style-name="ce18" table:content-validation-name="val3" table:formula="of:=VLOOKUP([.I1000];[Lectures.C$1:.E1998];3;0)" office:value-type="string" office:string-value="" calcext:value-type="error">
            <text:p>#N/A</text:p>
          </table:table-cell>
          <table:table-cell table:style-name="ce42"/>
          <table:table-cell table:style-name="ce42" office:value-type="string" calcext:value-type="string">
            <text:p>No</text:p>
          </table:table-cell>
          <table:table-cell table:style-name="ce42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style-name="ce11" table:content-validation-name="val3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content-validation-name="val3"/>
          <table:table-cell table:number-columns-repeated="54"/>
        </table:table-row>
        <table:table-row table:style-name="ro1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content-validation-name="val3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5"/>
        <table:table-column table:style-name="co11" table:default-cell-style-name="ce5"/>
        <table:table-column table:style-name="co12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5"/>
          <table:table-cell table:style-name="ce10" table:content-validation-name="val12"/>
          <table:table-cell table:style-name="ce22" table:content-validation-name="val3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10" table:number-columns-repeated="6"/>
          <table:table-cell table:style-name="ce22" table:content-validation-name="val3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3"/>
          <table:table-cell table:number-columns-repeated="57"/>
        </table:table-row>
        <table:table-row table:style-name="ro1">
          <table:table-cell table:number-columns-repeated="6"/>
          <table:table-cell table:content-validation-name="val3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1" table:default-cell-style-name="ce28"/>
        <table:table-column table:style-name="co12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26" table:default-cell-style-name="ce29"/>
        <table:table-column table:style-name="co38" table:default-cell-style-name="ce28"/>
        <table:table-column table:style-name="co3" table:default-cell-style-name="ce28"/>
        <table:table-column table:style-name="co39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5"/>
          <table:table-cell table:style-name="ce10" table:content-validation-name="val13"/>
          <table:table-cell table:style-name="ce22" table:content-validation-name="val14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10" table:number-columns-repeated="6"/>
          <table:table-cell table:style-name="ce22" table:content-validation-name="val14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10"/>
          <table:table-cell table:style-name="ce26" table:content-validation-name="val15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0" table:default-cell-style-name="ce1"/>
        <table:table-column table:style-name="co26" table:default-cell-style-name="ce2"/>
        <table:table-column table:style-name="co23" table:default-cell-style-name="ce1"/>
        <table:table-column table:style-name="co41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2">
          <table:table-cell table:style-name="ce27" office:value-type="date" office:date-value="2020-10-26T08:30:00" calcext:value-type="date">
            <text:p>2020-10-26</text:p>
          </table:table-cell>
          <table:table-cell table:style-name="ce60" office:value-type="string" calcext:value-type="string">
            <text:p>onli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4"/>
          <table:table-cell table:style-name="ce7"/>
          <table:table-cell table:style-name="ce10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4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  <number:text>.</number:text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4:12:31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Course" style:display-name="PageStyle_Cour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urse_20_1" style:display-name="PageStyle_Cour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ctures" style:display-name="PageStyle_Lectu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Exams" style:display-name="PageStyle_OldEx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Exams_20_1" style:display-name="PageStyle_OldEx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am" style:display-name="PageStyle_Exa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a</meta:initial-creator>
    <meta:creation-date>2019-09-16T11:43:27Z</meta:creation-date>
    <dc:date>2020-09-06T14:15:52.596000000</dc:date>
    <meta:editing-duration>PT9M12S</meta:editing-duration>
    <meta:editing-cycles>5</meta:editing-cycles>
    <meta:document-statistic meta:table-count="7" meta:cell-count="4318" meta:object-count="0"/>
  </office:meta>
</office:document-meta>
</file>